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258C200000000000000006CEC7073.svg" manifest:media-type="image/svg+xml"/>
  <manifest:file-entry manifest:full-path="Pictures/100258C20000000000000000925649C6.svg" manifest:media-type="image/svg+xml"/>
  <manifest:file-entry manifest:full-path="Pictures/100259EA0000000000000000BBDB5690.svg" manifest:media-type="image/svg+xml"/>
  <manifest:file-entry manifest:full-path="Pictures/100259B70000000000000000F5DA7A8F.svg" manifest:media-type="image/svg+xml"/>
  <manifest:file-entry manifest:full-path="Pictures/100258C20000000000000000D0920057.svg" manifest:media-type="image/svg+xml"/>
  <manifest:file-entry manifest:full-path="Pictures/100258C20000000000000000F7CCE766.svg" manifest:media-type="image/svg+xml"/>
  <manifest:file-entry manifest:full-path="Pictures/100258C20000000000000000D81524FB.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ff18" officeooo:paragraph-rsid="001bff18"/>
    </style:style>
    <style:style style:name="P2" style:family="paragraph" style:parent-style-name="Text_20_body">
      <style:text-properties officeooo:rsid="001bff18" officeooo:paragraph-rsid="001bff18"/>
    </style:style>
    <style:style style:name="P3" style:family="paragraph" style:parent-style-name="Standard">
      <style:text-properties officeooo:paragraph-rsid="001bff18"/>
    </style:style>
    <style:style style:name="P4" style:family="paragraph" style:parent-style-name="Standard">
      <style:text-properties officeooo:rsid="001c1c0d" officeooo:paragraph-rsid="001c1c0d"/>
    </style:style>
    <style:style style:name="P5" style:family="paragraph" style:parent-style-name="Text_20_body">
      <style:paragraph-properties fo:break-before="page"/>
      <style:text-properties officeooo:rsid="001c1c0d" officeooo:paragraph-rsid="002cd7c4"/>
    </style:style>
    <style:style style:name="P6" style:family="paragraph" style:parent-style-name="Standard">
      <style:paragraph-properties fo:break-before="page"/>
      <style:text-properties officeooo:rsid="001c1c0d" officeooo:paragraph-rsid="002cd7c4"/>
    </style:style>
    <style:style style:name="P7" style:family="paragraph" style:parent-style-name="Text_20_body">
      <style:text-properties officeooo:rsid="001c1c0d" officeooo:paragraph-rsid="002cd7c4"/>
    </style:style>
    <style:style style:name="P8" style:family="paragraph" style:parent-style-name="Standard">
      <style:text-properties officeooo:rsid="001c1c0d" officeooo:paragraph-rsid="002cd7c4"/>
    </style:style>
    <style:style style:name="P9" style:family="paragraph" style:parent-style-name="Text_20_body">
      <style:text-properties officeooo:rsid="001c1c0d" officeooo:paragraph-rsid="0055bec0"/>
    </style:style>
    <style:style style:name="P10" style:family="paragraph" style:parent-style-name="Standard">
      <style:text-properties officeooo:rsid="001d6cee" officeooo:paragraph-rsid="001d6cee"/>
    </style:style>
    <style:style style:name="P11" style:family="paragraph" style:parent-style-name="Standard">
      <style:text-properties officeooo:rsid="0024fbdf" officeooo:paragraph-rsid="0024fbdf"/>
    </style:style>
    <style:style style:name="P12" style:family="paragraph" style:parent-style-name="Standard">
      <style:text-properties officeooo:rsid="001ec5c0" officeooo:paragraph-rsid="002cd7c4"/>
    </style:style>
    <style:style style:name="P13" style:family="paragraph" style:parent-style-name="Text_20_body">
      <style:text-properties officeooo:rsid="00203099" officeooo:paragraph-rsid="002cd7c4"/>
    </style:style>
    <style:style style:name="P14" style:family="paragraph" style:parent-style-name="Heading_20_3">
      <style:paragraph-properties fo:break-before="page"/>
      <style:text-properties officeooo:rsid="00203099" officeooo:paragraph-rsid="002cd7c4"/>
    </style:style>
    <style:style style:name="P15" style:family="paragraph" style:parent-style-name="Text_20_body">
      <style:paragraph-properties fo:break-before="page"/>
      <style:text-properties officeooo:rsid="00203099" officeooo:paragraph-rsid="004cea31"/>
    </style:style>
    <style:style style:name="P16" style:family="paragraph" style:parent-style-name="Text_20_body">
      <style:text-properties officeooo:rsid="00203099" officeooo:paragraph-rsid="004cea31"/>
    </style:style>
    <style:style style:name="P17" style:family="paragraph" style:parent-style-name="Standard">
      <style:paragraph-properties fo:break-before="page"/>
      <style:text-properties officeooo:rsid="00210fac" officeooo:paragraph-rsid="002cd7c4"/>
    </style:style>
    <style:style style:name="P18" style:family="paragraph" style:parent-style-name="Heading_20_3">
      <style:text-properties officeooo:rsid="00210fac" officeooo:paragraph-rsid="002cd7c4"/>
    </style:style>
    <style:style style:name="P19" style:family="paragraph" style:parent-style-name="Standard">
      <style:text-properties officeooo:rsid="00210fac" officeooo:paragraph-rsid="002cd7c4"/>
    </style:style>
    <style:style style:name="P20" style:family="paragraph" style:parent-style-name="Text_20_body">
      <style:text-properties officeooo:rsid="00210fac" officeooo:paragraph-rsid="002cd7c4"/>
    </style:style>
    <style:style style:name="P21" style:family="paragraph" style:parent-style-name="Standard">
      <style:text-properties style:use-window-font-color="true" loext:opacity="0%" officeooo:rsid="002b3a50" officeooo:paragraph-rsid="002b3a50"/>
    </style:style>
    <style:style style:name="P22" style:family="paragraph" style:parent-style-name="Text_20_body">
      <style:text-properties officeooo:paragraph-rsid="002cd7c4"/>
    </style:style>
    <style:style style:name="P23" style:family="paragraph" style:parent-style-name="Heading_20_1">
      <style:paragraph-properties fo:break-before="page"/>
      <style:text-properties officeooo:paragraph-rsid="002cd7c4"/>
    </style:style>
    <style:style style:name="P24" style:family="paragraph" style:parent-style-name="Heading_20_3">
      <style:paragraph-properties fo:break-before="page"/>
      <style:text-properties officeooo:paragraph-rsid="002cd7c4"/>
    </style:style>
    <style:style style:name="P25" style:family="paragraph" style:parent-style-name="Standard">
      <style:text-properties officeooo:paragraph-rsid="002cd7c4"/>
    </style:style>
    <style:style style:name="P26" style:family="paragraph" style:parent-style-name="Standard">
      <style:text-properties officeooo:rsid="0022cc4a" officeooo:paragraph-rsid="002cd7c4"/>
    </style:style>
    <style:style style:name="P27" style:family="paragraph" style:parent-style-name="Text_20_body">
      <style:paragraph-properties fo:break-before="page"/>
      <style:text-properties officeooo:rsid="0022cc4a" officeooo:paragraph-rsid="002cd7c4"/>
    </style:style>
    <style:style style:name="P28" style:family="paragraph" style:parent-style-name="Text_20_body">
      <style:text-properties officeooo:rsid="0022cc4a" officeooo:paragraph-rsid="002cd7c4"/>
    </style:style>
    <style:style style:name="P29" style:family="paragraph" style:parent-style-name="Text_20_body">
      <style:text-properties officeooo:rsid="0022cc4a" officeooo:paragraph-rsid="004ef391"/>
    </style:style>
    <style:style style:name="P30" style:family="paragraph" style:parent-style-name="Text_20_body">
      <style:text-properties officeooo:rsid="0022cc4a" officeooo:paragraph-rsid="00520cc2"/>
    </style:style>
    <style:style style:name="P31" style:family="paragraph" style:parent-style-name="Text_20_body">
      <style:text-properties officeooo:rsid="0023bfd8" officeooo:paragraph-rsid="002cd7c4"/>
    </style:style>
    <style:style style:name="P32" style:family="paragraph" style:parent-style-name="Heading_20_3">
      <style:text-properties officeooo:paragraph-rsid="003a65ba"/>
    </style:style>
    <style:style style:name="P33" style:family="paragraph" style:parent-style-name="Heading_20_4">
      <style:text-properties officeooo:paragraph-rsid="003a65ba"/>
    </style:style>
    <style:style style:name="P34" style:family="paragraph" style:parent-style-name="Horizontal_20_Line">
      <style:text-properties officeooo:paragraph-rsid="003a65ba"/>
    </style:style>
    <style:style style:name="P35" style:family="paragraph" style:parent-style-name="Text_20_body">
      <style:text-properties officeooo:paragraph-rsid="003a65ba"/>
    </style:style>
    <style:style style:name="P36" style:family="paragraph" style:parent-style-name="Text_20_body">
      <style:text-properties officeooo:paragraph-rsid="003d8da3"/>
    </style:style>
    <style:style style:name="P37" style:family="paragraph" style:parent-style-name="Text_20_body">
      <style:text-properties officeooo:paragraph-rsid="003ee75e"/>
    </style:style>
    <style:style style:name="P38" style:family="paragraph" style:parent-style-name="Text_20_body">
      <style:text-properties officeooo:rsid="003fb996" officeooo:paragraph-rsid="003fb996"/>
    </style:style>
    <style:style style:name="P39" style:family="paragraph" style:parent-style-name="Text_20_body">
      <style:text-properties officeooo:paragraph-rsid="0041ca34"/>
    </style:style>
    <style:style style:name="P40" style:family="paragraph" style:parent-style-name="Text_20_body">
      <style:text-properties officeooo:paragraph-rsid="0041d3a6"/>
    </style:style>
    <style:style style:name="P41" style:family="paragraph" style:parent-style-name="Text_20_body">
      <style:text-properties officeooo:rsid="00430e83" officeooo:paragraph-rsid="00430e83"/>
    </style:style>
    <style:style style:name="P42" style:family="paragraph" style:parent-style-name="Text_20_body">
      <style:paragraph-properties fo:break-before="page"/>
      <style:text-properties officeooo:paragraph-rsid="0044fcb8"/>
    </style:style>
    <style:style style:name="P43" style:family="paragraph" style:parent-style-name="Text_20_body">
      <style:text-properties officeooo:paragraph-rsid="0044fcb8"/>
    </style:style>
    <style:style style:name="P44" style:family="paragraph" style:parent-style-name="Text_20_body">
      <style:text-properties officeooo:paragraph-rsid="004f1b12"/>
    </style:style>
    <style:style style:name="P45" style:family="paragraph" style:parent-style-name="Text_20_body">
      <style:paragraph-properties fo:break-before="page"/>
      <style:text-properties officeooo:rsid="00237a98" officeooo:paragraph-rsid="002cd7c4"/>
    </style:style>
    <style:style style:name="P46" style:family="paragraph" style:parent-style-name="Text_20_body">
      <style:text-properties officeooo:rsid="00237a98" officeooo:paragraph-rsid="00541bf8"/>
    </style:style>
    <style:style style:name="P47" style:family="paragraph" style:parent-style-name="Text_20_body">
      <style:text-properties officeooo:paragraph-rsid="0055bec0"/>
    </style:style>
    <style:style style:name="P48" style:family="paragraph" style:parent-style-name="Text_20_body">
      <style:text-properties officeooo:paragraph-rsid="0057a3db"/>
    </style:style>
    <style:style style:name="P49" style:family="paragraph" style:parent-style-name="Text_20_body">
      <style:text-properties officeooo:rsid="00592652" officeooo:paragraph-rsid="00592652"/>
    </style:style>
    <style:style style:name="P50" style:family="paragraph" style:parent-style-name="Heading_20_2">
      <style:paragraph-properties fo:break-before="page"/>
      <style:text-properties officeooo:paragraph-rsid="003a65ba"/>
    </style:style>
    <style:style style:name="P51" style:family="paragraph" style:parent-style-name="Heading_20_2">
      <style:paragraph-properties fo:break-before="page"/>
    </style:style>
    <style:style style:name="P52" style:family="paragraph" style:parent-style-name="Heading_20_3">
      <style:paragraph-properties fo:break-before="page"/>
      <style:text-properties officeooo:rsid="005ba990" officeooo:paragraph-rsid="005ba990"/>
    </style:style>
    <style:style style:name="P53" style:family="paragraph" style:parent-style-name="Standard" style:list-style-name="L1">
      <style:text-properties officeooo:rsid="001d6cee" officeooo:paragraph-rsid="001d6cee"/>
    </style:style>
    <style:style style:name="P54" style:family="paragraph" style:parent-style-name="Standard" style:list-style-name="L1">
      <style:text-properties officeooo:rsid="001ec5c0" officeooo:paragraph-rsid="001ec5c0"/>
    </style:style>
    <style:style style:name="P55" style:family="paragraph" style:parent-style-name="Standard" style:list-style-name="L1">
      <style:text-properties officeooo:rsid="001ec5c0" officeooo:paragraph-rsid="002cd7c4"/>
    </style:style>
    <style:style style:name="P56" style:family="paragraph" style:parent-style-name="Standard" style:list-style-name="L1">
      <style:text-properties officeooo:rsid="00203099" officeooo:paragraph-rsid="00203099"/>
    </style:style>
    <style:style style:name="P57" style:family="paragraph" style:parent-style-name="Standard" style:list-style-name="L1">
      <style:text-properties officeooo:rsid="00210fac" officeooo:paragraph-rsid="00210fac"/>
    </style:style>
    <style:style style:name="P58" style:family="paragraph" style:parent-style-name="Standard" style:list-style-name="L1">
      <style:text-properties officeooo:rsid="00210fac" officeooo:paragraph-rsid="002cd7c4"/>
    </style:style>
    <style:style style:name="P59" style:family="paragraph" style:parent-style-name="Standard" style:list-style-name="L1">
      <style:paragraph-properties fo:break-before="page"/>
      <style:text-properties officeooo:rsid="00210fac" officeooo:paragraph-rsid="002cd7c4"/>
    </style:style>
    <style:style style:name="P60" style:family="paragraph" style:parent-style-name="Standard" style:list-style-name="L1">
      <style:text-properties officeooo:rsid="0022cc4a" officeooo:paragraph-rsid="0022cc4a"/>
    </style:style>
    <style:style style:name="P61" style:family="paragraph" style:parent-style-name="Standard" style:list-style-name="L1">
      <style:text-properties officeooo:rsid="00237a98" officeooo:paragraph-rsid="00237a98"/>
    </style:style>
    <style:style style:name="P62" style:family="paragraph" style:parent-style-name="Standard" style:list-style-name="L1">
      <style:text-properties officeooo:rsid="001c1c0d" officeooo:paragraph-rsid="00237a98"/>
    </style:style>
    <style:style style:name="P63" style:family="paragraph" style:parent-style-name="Standard" style:list-style-name="L1">
      <style:text-properties officeooo:rsid="0023bfd8" officeooo:paragraph-rsid="0023bfd8"/>
    </style:style>
    <style:style style:name="P64" style:family="paragraph" style:parent-style-name="Standard">
      <style:text-properties officeooo:rsid="0023bfd8" officeooo:paragraph-rsid="002cd7c4"/>
    </style:style>
    <style:style style:name="P65" style:family="paragraph" style:parent-style-name="Standard" style:list-style-name="L2">
      <style:text-properties officeooo:rsid="0024fbdf" officeooo:paragraph-rsid="0024fbdf"/>
    </style:style>
    <style:style style:name="P66" style:family="paragraph" style:parent-style-name="Standard" style:list-style-name="L2">
      <style:text-properties style:use-window-font-color="true" loext:opacity="0%" officeooo:rsid="0024fbdf" officeooo:paragraph-rsid="0024fbdf"/>
    </style:style>
    <style:style style:name="P67" style:family="paragraph" style:parent-style-name="Standard" style:list-style-name="L2">
      <style:text-properties style:use-window-font-color="true" loext:opacity="0%" officeooo:rsid="00264cff" officeooo:paragraph-rsid="00264cff"/>
    </style:style>
    <style:style style:name="P68" style:family="paragraph" style:parent-style-name="Standard" style:list-style-name="L2">
      <style:text-properties style:use-window-font-color="true" loext:opacity="0%" officeooo:rsid="002677a7" officeooo:paragraph-rsid="002677a7"/>
    </style:style>
    <style:style style:name="P69" style:family="paragraph" style:parent-style-name="Standard" style:list-style-name="L2">
      <style:text-properties style:use-window-font-color="true" loext:opacity="0%" officeooo:rsid="0026cf86" officeooo:paragraph-rsid="0026cf86"/>
    </style:style>
    <style:style style:name="P70" style:family="paragraph" style:parent-style-name="Standard" style:list-style-name="L2">
      <style:text-properties style:use-window-font-color="true" loext:opacity="0%" officeooo:rsid="00292d9c" officeooo:paragraph-rsid="00292d9c"/>
    </style:style>
    <style:style style:name="P71" style:family="paragraph" style:parent-style-name="Standard" style:list-style-name="L2">
      <style:text-properties style:use-window-font-color="true" loext:opacity="0%" officeooo:rsid="00298216" officeooo:paragraph-rsid="00298216"/>
    </style:style>
    <style:style style:name="P72" style:family="paragraph" style:parent-style-name="Standard" style:list-style-name="L2">
      <style:text-properties style:use-window-font-color="true" loext:opacity="0%" officeooo:rsid="002b3a50" officeooo:paragraph-rsid="002b3a50"/>
    </style:style>
    <style:style style:name="P73" style:family="paragraph" style:parent-style-name="Standard" style:list-style-name="L2">
      <style:text-properties officeooo:rsid="00264cff" officeooo:paragraph-rsid="00264cff"/>
    </style:style>
    <style:style style:name="P74" style:family="paragraph" style:parent-style-name="Standard" style:list-style-name="L2">
      <style:text-properties fo:color="#127622" loext:opacity="100%" officeooo:rsid="00264cff" officeooo:paragraph-rsid="00264cff"/>
    </style:style>
    <style:style style:name="P75" style:family="paragraph" style:parent-style-name="Standard" style:list-style-name="L2">
      <style:text-properties fo:color="#127622" loext:opacity="100%" officeooo:rsid="002677a7" officeooo:paragraph-rsid="002677a7"/>
    </style:style>
    <style:style style:name="P76" style:family="paragraph" style:parent-style-name="Standard" style:list-style-name="L2">
      <style:text-properties fo:color="#127622" loext:opacity="100%" officeooo:rsid="0026cf86" officeooo:paragraph-rsid="0026cf86"/>
    </style:style>
    <style:style style:name="P77" style:family="paragraph" style:parent-style-name="Standard" style:list-style-name="L2">
      <style:text-properties fo:color="#127622" loext:opacity="100%" officeooo:rsid="00298216" officeooo:paragraph-rsid="00298216"/>
    </style:style>
    <style:style style:name="P78" style:family="paragraph" style:parent-style-name="Standard" style:list-style-name="L2">
      <style:text-properties officeooo:rsid="002677a7" officeooo:paragraph-rsid="002677a7"/>
    </style:style>
    <style:style style:name="P79" style:family="paragraph" style:parent-style-name="Standard">
      <style:text-properties officeooo:rsid="005ba990" officeooo:paragraph-rsid="005ba990"/>
    </style:style>
    <style:style style:name="P80" style:family="paragraph" style:parent-style-name="Text_20_body" style:list-style-name="L3">
      <style:text-properties officeooo:paragraph-rsid="003a65ba"/>
    </style:style>
    <style:style style:name="P81" style:family="paragraph" style:parent-style-name="Text_20_body" style:list-style-name="L4">
      <style:text-properties officeooo:paragraph-rsid="003a65ba"/>
    </style:style>
    <style:style style:name="P82" style:family="paragraph" style:parent-style-name="Text_20_body" style:list-style-name="L5">
      <style:text-properties officeooo:paragraph-rsid="003a65ba"/>
    </style:style>
    <style:style style:name="P83" style:family="paragraph" style:parent-style-name="Text_20_body" style:list-style-name="L6">
      <style:text-properties officeooo:paragraph-rsid="003a65ba"/>
    </style:style>
    <style:style style:name="P84" style:family="paragraph" style:parent-style-name="Text_20_body" style:list-style-name="L7">
      <style:text-properties officeooo:paragraph-rsid="003a65ba"/>
    </style:style>
    <style:style style:name="P85" style:family="paragraph" style:parent-style-name="Text_20_body" style:list-style-name="L8">
      <style:text-properties officeooo:paragraph-rsid="003a65ba"/>
    </style:style>
    <style:style style:name="P86" style:family="paragraph" style:parent-style-name="Text_20_body" style:list-style-name="L9">
      <style:paragraph-properties fo:margin-top="0cm" fo:margin-bottom="0cm" style:contextual-spacing="false"/>
      <style:text-properties officeooo:paragraph-rsid="003a65ba"/>
    </style:style>
    <style:style style:name="P87" style:family="paragraph" style:parent-style-name="Text_20_body" style:list-style-name="L9">
      <style:text-properties officeooo:paragraph-rsid="003a65ba"/>
    </style:style>
    <style:style style:name="P88" style:family="paragraph" style:parent-style-name="Text_20_body" style:list-style-name="L10">
      <style:text-properties officeooo:paragraph-rsid="003a65ba"/>
    </style:style>
    <style:style style:name="P89" style:family="paragraph" style:parent-style-name="Text_20_body" style:list-style-name="L11">
      <style:paragraph-properties fo:margin-top="0cm" fo:margin-bottom="0cm" style:contextual-spacing="false"/>
      <style:text-properties officeooo:paragraph-rsid="003a65ba"/>
    </style:style>
    <style:style style:name="P90" style:family="paragraph" style:parent-style-name="Text_20_body" style:list-style-name="L11">
      <style:text-properties officeooo:paragraph-rsid="003a65ba"/>
    </style:style>
    <style:style style:name="P91" style:family="paragraph" style:parent-style-name="Text_20_body" style:list-style-name="L12">
      <style:text-properties officeooo:paragraph-rsid="003a65ba"/>
    </style:style>
    <style:style style:name="P92" style:family="paragraph" style:parent-style-name="Text_20_body" style:list-style-name="L13">
      <style:paragraph-properties fo:margin-top="0cm" fo:margin-bottom="0cm" style:contextual-spacing="false"/>
      <style:text-properties officeooo:paragraph-rsid="003a65ba"/>
    </style:style>
    <style:style style:name="P93" style:family="paragraph" style:parent-style-name="Text_20_body" style:list-style-name="L13">
      <style:text-properties officeooo:paragraph-rsid="003a65ba"/>
    </style:style>
    <style:style style:name="P94" style:family="paragraph" style:parent-style-name="Text_20_body" style:list-style-name="L14">
      <style:text-properties officeooo:paragraph-rsid="003a65ba"/>
    </style:style>
    <style:style style:name="P95" style:family="paragraph" style:parent-style-name="Text_20_body" style:list-style-name="L15">
      <style:paragraph-properties fo:margin-top="0cm" fo:margin-bottom="0cm" style:contextual-spacing="false"/>
      <style:text-properties officeooo:paragraph-rsid="003a65ba"/>
    </style:style>
    <style:style style:name="P96" style:family="paragraph" style:parent-style-name="Text_20_body" style:list-style-name="L15">
      <style:text-properties officeooo:paragraph-rsid="003a65ba"/>
    </style:style>
    <style:style style:name="P97" style:family="paragraph" style:parent-style-name="Text_20_body" style:list-style-name="L16">
      <style:text-properties officeooo:paragraph-rsid="003a65ba"/>
    </style:style>
    <style:style style:name="P98" style:family="paragraph" style:parent-style-name="Text_20_body" style:list-style-name="L17">
      <style:paragraph-properties fo:margin-top="0cm" fo:margin-bottom="0cm" style:contextual-spacing="false"/>
      <style:text-properties officeooo:paragraph-rsid="003a65ba"/>
    </style:style>
    <style:style style:name="P99" style:family="paragraph" style:parent-style-name="Text_20_body" style:list-style-name="L17">
      <style:text-properties officeooo:paragraph-rsid="003a65ba"/>
    </style:style>
    <style:style style:name="P100" style:family="paragraph" style:parent-style-name="Text_20_body" style:list-style-name="L18">
      <style:paragraph-properties fo:margin-top="0cm" fo:margin-bottom="0cm" style:contextual-spacing="false"/>
      <style:text-properties officeooo:paragraph-rsid="003a65ba"/>
    </style:style>
    <style:style style:name="P101" style:family="paragraph" style:parent-style-name="Text_20_body" style:list-style-name="L18">
      <style:text-properties officeooo:paragraph-rsid="003a65ba"/>
    </style:style>
    <style:style style:name="P102" style:family="paragraph" style:parent-style-name="Text_20_body" style:list-style-name="L19">
      <style:paragraph-properties fo:margin-top="0cm" fo:margin-bottom="0cm" style:contextual-spacing="false"/>
      <style:text-properties officeooo:paragraph-rsid="003a65ba"/>
    </style:style>
    <style:style style:name="P103" style:family="paragraph" style:parent-style-name="Text_20_body" style:list-style-name="L19">
      <style:text-properties officeooo:paragraph-rsid="003a65ba"/>
    </style:style>
    <style:style style:name="P104" style:family="paragraph" style:parent-style-name="Text_20_body" style:list-style-name="L20">
      <style:paragraph-properties fo:margin-top="0cm" fo:margin-bottom="0cm" style:contextual-spacing="false"/>
      <style:text-properties officeooo:paragraph-rsid="003a65ba"/>
    </style:style>
    <style:style style:name="P105" style:family="paragraph" style:parent-style-name="Text_20_body" style:list-style-name="L20">
      <style:text-properties officeooo:paragraph-rsid="003a65ba"/>
    </style:style>
    <style:style style:name="P106" style:family="paragraph" style:parent-style-name="Text_20_body" style:list-style-name="L1">
      <style:text-properties officeooo:paragraph-rsid="002cd7c4"/>
    </style:style>
    <style:style style:name="T1" style:family="text">
      <style:text-properties officeooo:rsid="001bff18"/>
    </style:style>
    <style:style style:name="T2" style:family="text">
      <style:text-properties officeooo:rsid="00203099"/>
    </style:style>
    <style:style style:name="T3" style:family="text">
      <style:text-properties officeooo:rsid="00210fac"/>
    </style:style>
    <style:style style:name="T4" style:family="text">
      <style:text-properties officeooo:rsid="0022cc4a"/>
    </style:style>
    <style:style style:name="T5" style:family="text">
      <style:text-properties officeooo:rsid="0023564c"/>
    </style:style>
    <style:style style:name="T6" style:family="text">
      <style:text-properties officeooo:rsid="00237a98"/>
    </style:style>
    <style:style style:name="T7" style:family="text">
      <style:text-properties officeooo:rsid="0023bfd8"/>
    </style:style>
    <style:style style:name="T8" style:family="text">
      <style:text-properties officeooo:rsid="0023cf71"/>
    </style:style>
    <style:style style:name="T9" style:family="text">
      <style:text-properties officeooo:rsid="0024fbdf"/>
    </style:style>
    <style:style style:name="T10" style:family="text">
      <style:text-properties fo:color="#127622" loext:opacity="100%"/>
    </style:style>
    <style:style style:name="T11" style:family="text">
      <style:text-properties fo:color="#127622" loext:opacity="100%" officeooo:rsid="00264cff"/>
    </style:style>
    <style:style style:name="T12" style:family="text">
      <style:text-properties officeooo:rsid="00292d9c"/>
    </style:style>
    <style:style style:name="T13" style:family="text">
      <style:text-properties officeooo:rsid="003a65ba"/>
    </style:style>
    <style:style style:name="T14" style:family="text">
      <style:text-properties officeooo:rsid="003bcc7d"/>
    </style:style>
    <style:style style:name="T15" style:family="text">
      <style:text-properties officeooo:rsid="003c14a5"/>
    </style:style>
    <style:style style:name="T16" style:family="text">
      <style:text-properties fo:font-weight="normal" style:font-weight-asian="normal" style:font-weight-complex="normal"/>
    </style:style>
    <style:style style:name="T17" style:family="text">
      <style:text-properties fo:font-weight="normal" officeooo:rsid="0023bfd8" style:font-weight-asian="normal" style:font-weight-complex="normal"/>
    </style:style>
    <style:style style:name="T18" style:family="text">
      <style:text-properties officeooo:rsid="003d8da3"/>
    </style:style>
    <style:style style:name="T19" style:family="text">
      <style:text-properties officeooo:rsid="003ee75e"/>
    </style:style>
    <style:style style:name="T20" style:family="text">
      <style:text-properties officeooo:rsid="003fb996"/>
    </style:style>
    <style:style style:name="T21" style:family="text">
      <style:text-properties officeooo:rsid="00412298"/>
    </style:style>
    <style:style style:name="T22" style:family="text">
      <style:text-properties officeooo:rsid="0041ca34"/>
    </style:style>
    <style:style style:name="T23" style:family="text">
      <style:text-properties officeooo:rsid="0041d3a6"/>
    </style:style>
    <style:style style:name="T24" style:family="text">
      <style:text-properties officeooo:rsid="00430e83"/>
    </style:style>
    <style:style style:name="T25" style:family="text">
      <style:text-properties officeooo:rsid="004ef391"/>
    </style:style>
    <style:style style:name="T26" style:family="text">
      <style:text-properties officeooo:rsid="004f1b12"/>
    </style:style>
    <style:style style:name="T27" style:family="text">
      <style:text-properties officeooo:rsid="00520cc2"/>
    </style:style>
    <style:style style:name="T28" style:family="text">
      <style:text-properties officeooo:rsid="00541bf8"/>
    </style:style>
    <style:style style:name="T29" style:family="text">
      <style:text-properties officeooo:rsid="0055bec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documento voy a poner todas las ideas, ademas voy a acompañarlo con capturas de pantalla para recordarlo o clonarlas en gemini.</text:p>
      <text:p text:style-name="P1"/>
      <text:p text:style-name="P1">Menu <text:s/>Navegacion→ <text:s/>Inicio Parques Contacto </text:p>
      <text:p text:style-name="P1"/>
      <text:p text:style-name="P1"/>
      <text:p text:style-name="P1">Inicio-→ Descubre nuestros parques naturales, organiza tu visita.</text:p>
      <text:p text:style-name="P1"/>
      <text:p text:style-name="P1">Parques-→ Mapa interactivo sobre los parques que pincchando en el mapa te lleva al parque que pinches.</text:p>
      <text:p text:style-name="P1">..&gt; Luego cada parque tiene su pagina propia donde podemos ver: Ficha tecnica, ubicación, horarios, servicios, fauna, flora.</text:p>
      <text:p text:style-name="P1"><text:s/>Galeria de imagenes → De cada parque</text:p>
      <text:p text:style-name="P1">Reseñas o comentarios de cada → Parque</text:p>
      <text:p text:style-name="P1"/>
      <text:p text:style-name="P3"><text:span text:style-name="T1">Actividades → </text:span>Detalla las actividades que se pueden realizar en los parques (senderismo, camping, observación de aves, etc.). Puedes crear subcategorías para organizar mejor la información. </text:p>
      <text:p text:style-name="P1"/>
      <text:p text:style-name="P2"><text:span text:style-name="Strong_20_Emphasis">Contacto:</text:span> Un formulario de contacto claro y conciso es esencial para que los usuarios puedan ponerse en contacto contigo. </text:p>
      <text:p text:style-name="P1"/>
      <text:p text:style-name="P1">Otras paginas:</text:p>
      <text:p text:style-name="P2"><text:span text:style-name="Strong_20_Emphasis">Sobre nosotros:</text:span> Presenta a tu organización, su misión y valores. </text:p>
      <text:p text:style-name="P2">Blog-→ Seria interesante hacer un blog sobre cada Parque de vez en cuando si se quiere.</text:p>
      <text:p text:style-name="P1"/>
      <text:p text:style-name="P1"/>
      <text:p text:style-name="P1"/>
      <text:p text:style-name="P4">Parques: Sierra de Andujar, Despeñaperros, Los Organos, Cascada de la Cimbarra, El Piélago, Huella de Dinosaurios, Laguna Grande, Alto Guadalquivir, Sierra de Cazorla, Segura y Las villas. Laguna de Chinche, Laguna Honda, Monte La Sierra, Quejigo del Amo o del Carbón, Sierra Magina, Pinar de Canava</text:p>
      <text:p text:style-name="P4"/>
      <text:p text:style-name="P4"/>
      <text:p text:style-name="P10">Imagenes <text:span text:style-name="T9">genericas zona</text:span></text:p>
      <text:p text:style-name="P10"/>
      <text:list xml:id="list1126318843" text:style-name="L1">
        <text:list-item>
          <text:p text:style-name="P53">Sierra de Andujar: 4/1</text:p>
        </text:list-item>
        <text:list-item>
          <text:p text:style-name="P54">Despeñaperros :<text:span text:style-name="T2">4</text:span></text:p>
        </text:list-item>
        <text:list-item>
          <text:p text:style-name="P56">Los organos :<text:span text:style-name="T8">4</text:span> (es un monumento natural en Despeñaperros)</text:p>
        </text:list-item>
        <text:list-item>
          <text:p text:style-name="P56">Cascada de la Cimbarra: 4 imagenes.</text:p>
        </text:list-item>
        <text:list-item>
          <text:p text:style-name="P56">El Piélago: <text:span text:style-name="T3">4 imagenes</text:span></text:p>
        </text:list-item>
        <text:list-item>
          <text:p text:style-name="P57">Huella de Dinosaurios: 4</text:p>
        </text:list-item>
        <text:list-item>
          <text:p text:style-name="P57">Laguna Grande: 4</text:p>
        </text:list-item>
        <text:list-item>
          <text:p text:style-name="P57">Alto Guadalquivir: <text:span text:style-name="T4">4</text:span></text:p>
        </text:list-item>
        <text:list-item>
          <text:p text:style-name="P60">Sierra de Cazorla: 4</text:p>
        </text:list-item>
        <text:list-item>
          <text:p text:style-name="P60">Laguna de Chinche:4 </text:p>
        </text:list-item>
        <text:list-item>
          <text:p text:style-name="P60">Laguna Honda: <text:span text:style-name="T5">4</text:span></text:p>
        </text:list-item>
        <text:list-item>
          <text:p text:style-name="P61">Monte la Sierra: 4</text:p>
        </text:list-item>
        <text:list-item>
          <text:p text:style-name="P62"><text:soft-page-break/>Quejigo del Amo o del Carbón: <text:span text:style-name="T6">4</text:span></text:p>
        </text:list-item>
        <text:list-item>
          <text:p text:style-name="P62">Sierra Magina:<text:span text:style-name="T7">4</text:span></text:p>
        </text:list-item>
        <text:list-item>
          <text:p text:style-name="P63">Pinar de Canava: </text:p>
        </text:list-item>
      </text:list>
      <text:p text:style-name="P10"/>
      <text:p text:style-name="P10"/>
      <text:p text:style-name="P4"/>
      <text:p text:style-name="P11">Imagenes Animales Zona:</text:p>
      <text:list text:style-name="L2">
        <text:list-item>
          <text:p text:style-name="P65">Sierra de Andujar:</text:p>
          <text:list>
            <text:list-item>
              <text:p text:style-name="P66"><text:span text:style-name="T10">Ciervo</text:span> </text:p>
            </text:list-item>
            <text:list-item>
              <text:p text:style-name="P66"><text:span text:style-name="T10">Ja</text:span><text:span text:style-name="T11">b</text:span><text:span text:style-name="T10">alí</text:span> </text:p>
            </text:list-item>
            <text:list-item>
              <text:p text:style-name="P66"><text:span text:style-name="T10">Liebre</text:span> </text:p>
            </text:list-item>
            <text:list-item>
              <text:p text:style-name="P67"><text:span text:style-name="T10">Corzo</text:span> </text:p>
            </text:list-item>
          </text:list>
        </text:list-item>
        <text:list-item>
          <text:p text:style-name="P73">Despeñaperros:</text:p>
          <text:list>
            <text:list-item>
              <text:p text:style-name="P67"><text:span text:style-name="T10">Meloncillo</text:span> </text:p>
            </text:list-item>
            <text:list-item>
              <text:p text:style-name="P67"><text:span text:style-name="T10">Gato Montes</text:span> </text:p>
            </text:list-item>
            <text:list-item>
              <text:p text:style-name="P74">Lince ibérico</text:p>
            </text:list-item>
            <text:list-item>
              <text:p text:style-name="P67"><text:span text:style-name="T10">Lobo ibérico</text:span> </text:p>
              <text:p text:style-name="P67"/>
            </text:list-item>
          </text:list>
        </text:list-item>
        <text:list-item>
          <text:p text:style-name="P78">Los organos (<text:span text:style-name="T12">Es un monumento natural</text:span>).</text:p>
        </text:list-item>
        <text:list-item>
          <text:p text:style-name="P78">Cascada de la cimbarra</text:p>
          <text:list>
            <text:list-item>
              <text:p text:style-name="P75">Nutrias (en el rio) </text:p>
            </text:list-item>
            <text:list-item>
              <text:p text:style-name="P68"><text:span text:style-name="T10">Zorro</text:span> </text:p>
            </text:list-item>
            <text:list-item>
              <text:p text:style-name="P75">Aguila perdicera <text:s/></text:p>
            </text:list-item>
            <text:list-item>
              <text:p text:style-name="P75">Martin pescador </text:p>
            </text:list-item>
          </text:list>
        </text:list-item>
        <text:list-item>
          <text:p text:style-name="P69">El Pielago.</text:p>
          <text:list>
            <text:list-item>
              <text:p text:style-name="P76">Milano negro </text:p>
            </text:list-item>
            <text:list-item>
              <text:p text:style-name="P76">Lavandera cascadueña</text:p>
            </text:list-item>
            <text:list-item>
              <text:p text:style-name="P69">Garza real</text:p>
            </text:list-item>
            <text:list-item>
              <text:p text:style-name="P69">Anade real</text:p>
            </text:list-item>
          </text:list>
        </text:list-item>
        <text:list-item>
          <text:p text:style-name="P70">Huella de dinosuarios (Monumento que son huellas de dinosaurios)</text:p>
        </text:list-item>
        <text:list-item>
          <text:p text:style-name="P70">Laguna Grande</text:p>
          <text:list>
            <text:list-item>
              <text:p text:style-name="P70">Pájaro moscón </text:p>
            </text:list-item>
            <text:list-item>
              <text:p text:style-name="P70">Cigüeña <text:s/></text:p>
            </text:list-item>
            <text:list-item>
              <text:p text:style-name="P70">Jineta </text:p>
            </text:list-item>
            <text:list-item>
              <text:p text:style-name="P70"><text:span text:style-name="T10">Tejón</text:span> <text:s/></text:p>
            </text:list-item>
          </text:list>
        </text:list-item>
        <text:list-item>
          <text:p text:style-name="P70">Alto guadalquivir: </text:p>
          <text:list>
            <text:list-item>
              <text:p text:style-name="P70">Calamón </text:p>
            </text:list-item>
            <text:list-item>
              <text:p text:style-name="P70">Aguilucho lagunero. </text:p>
            </text:list-item>
            <text:list-item>
              <text:p text:style-name="P70">Avoceta comun </text:p>
            </text:list-item>
            <text:list-item>
              <text:p text:style-name="P70">Malvasia cabeciblanca </text:p>
            </text:list-item>
          </text:list>
        </text:list-item>
        <text:list-item>
          <text:p text:style-name="P71">Sierra de Cazorla:</text:p>
          <text:list>
            <text:list-item>
              <text:p text:style-name="P71">Cabra montesa </text:p>
            </text:list-item>
            <text:list-item>
              <text:p text:style-name="P77">Zorro <text:s/></text:p>
            </text:list-item>
            <text:list-item>
              <text:p text:style-name="P71">Quebrantahuesos</text:p>
            </text:list-item>
            <text:list-item>
              <text:p text:style-name="P71">Lagartija de Valverde </text:p>
            </text:list-item>
          </text:list>
        </text:list-item>
        <text:list-item>
          <text:p text:style-name="P71">Laguna de Chinche</text:p>
          <text:list>
            <text:list-item>
              <text:p text:style-name="P72">Flamenco rosa</text:p>
            </text:list-item>
            <text:list-item>
              <text:p text:style-name="P72">Porron comun</text:p>
            </text:list-item>
            <text:list-item>
              <text:p text:style-name="P72">Silbon</text:p>
            </text:list-item>
            <text:list-item>
              <text:p text:style-name="P72"><text:soft-page-break/>Perdiz roja</text:p>
            </text:list-item>
          </text:list>
        </text:list-item>
      </text:list>
      <text:h text:style-name="P50" text:outline-level="2"><text:span text:style-name="Strong_20_Emphasis">Plantilla paginas</text:span></text:h>
      <text:p text:style-name="P35"><text:span text:style-name="Strong_20_Emphasis">Claro, aquí tienes una plantilla de texto general para que puedas usarla en todas tus páginas de parques naturales y monumentos de Jaén. Esta estructura te permitirá simplemente cambiar los títulos, los detalles específicos y las imágenes para adaptarlo a cada página. La idea es mantener un formato consistente que sea fácil de modificar para cada parque o zona de interés.</text:span></text:p>
      <text:p text:style-name="P34"/>
      <text:h text:style-name="P32" text:outline-level="3"><text:span text:style-name="Strong_20_Emphasis">Plantilla de Página para Parques Naturales y Monumentos</text:span></text:h>
      <text:p text:style-name="P34"/>
      <text:h text:style-name="P33" text:outline-level="4"><text:span text:style-name="Strong_20_Emphasis">Encabezado Principal:</text:span></text:h>
      <text:p text:style-name="P35"><text:span text:style-name="Strong_20_Emphasis">Título Principal del Parque o Monumento</text:span></text:p>
      <text:list text:style-name="L3">
        <text:list-item>
          <text:p text:style-name="P80">Ejemplo: <text:span text:style-name="Strong_20_Emphasis">Sierra de Andújar: Un Refugio Natural Entre la Historia y la Vida Salvaje</text:span> </text:p>
        </text:list-item>
      </text:list>
      <text:p text:style-name="P35"><text:span text:style-name="Strong_20_Emphasis">Subtítulo o Descripción breve</text:span></text:p>
      <text:list text:style-name="L4">
        <text:list-item>
          <text:p text:style-name="P81">Ejemplo: <text:span text:style-name="Emphasis">"Un rincón de la naturaleza en pleno corazón de Sierra Morena, donde la historia se entrelaza con la fauna más única de Andalucía."</text:span> </text:p>
        </text:list-item>
      </text:list>
      <text:p text:style-name="P35"><text:span text:style-name="Strong_20_Emphasis">Imagen destacada o Slider (Panorámica o característica del parque/monumento)</text:span></text:p>
      <text:list text:style-name="L5">
        <text:list-item>
          <text:p text:style-name="P82">Ejemplo: [Imagen destacada del parque o monumento aquí] </text:p>
        </text:list-item>
      </text:list>
      <text:p text:style-name="P34"/>
      <text:h text:style-name="P33" text:outline-level="4"><text:span text:style-name="Strong_20_Emphasis">1. Introducción:</text:span></text:h>
      <text:p text:style-name="P35"><text:span text:style-name="Strong_20_Emphasis">Subtítulo: "Un Paraíso Natural en el Corazón de Jaén"</text:span></text:p>
      <text:list text:style-name="L6">
        <text:list-item>
          <text:p text:style-name="P83"><text:span text:style-name="Emphasis">Breve introducción al parque o monumento, su localización y su importancia. Ejemplo:</text:span><text:line-break/><text:span text:style-name="Emphasis">En el noroeste de la provincia de Jaén, la Sierra de Andújar ofrece un paisaje único, donde se combinan la naturaleza salvaje y la historia humana. Este parque natural de 77,5 hectáreas es un tesoro escondido en Sierra Morena.</text:span> </text:p>
        </text:list-item>
      </text:list>
      <text:p text:style-name="P35"><text:span text:style-name="Strong_20_Emphasis">Imagen (paisaje representativo del parque)</text:span></text:p>
      <text:list text:style-name="L7">
        <text:list-item>
          <text:p text:style-name="P84">Ejemplo: [Imagen de la naturaleza del parque aquí] </text:p>
        </text:list-item>
      </text:list>
      <text:p text:style-name="P34"/>
      <text:h text:style-name="P33" text:outline-level="4"><text:span text:style-name="Strong_20_Emphasis">2. Paisajes y Naturaleza:</text:span></text:h>
      <text:p text:style-name="P35"><text:span text:style-name="Strong_20_Emphasis">Subtítulo: "Un Paisaje que Habla de la Tradición y la Naturaleza"</text:span></text:p>
      <text:list text:style-name="L8">
        <text:list-item>
          <text:p text:style-name="P85"><text:span text:style-name="Emphasis">Descripción del paisaje, flora y geografía. Ejemplo:</text:span><text:line-break/><text:span text:style-name="Emphasis">La sierra se caracteriza por sus majestuosos bosques de encinas, alcornoques y pinares. Los 'bolos' graníticos que salpican el terreno son testigos de siglos de interacción entre la naturaleza y la mano del hombre.</text:span> </text:p>
        </text:list-item>
      </text:list>
      <text:p text:style-name="P35"><text:soft-page-break/><text:span text:style-name="Strong_20_Emphasis">Galería de Imágenes</text:span></text:p>
      <text:list text:style-name="L9">
        <text:list-item>
          <text:p text:style-name="P86">Ejemplo: </text:p>
          <text:list>
            <text:list-item>
              <text:p text:style-name="P86">[Imagen de paisaje montañoso] </text:p>
            </text:list-item>
            <text:list-item>
              <text:p text:style-name="P86">[Imagen de flora típica del parque] </text:p>
            </text:list-item>
            <text:list-item>
              <text:p text:style-name="P87">[Imagen de una formación geológica única, como los "bolos"] </text:p>
            </text:list-item>
          </text:list>
        </text:list-item>
      </text:list>
      <text:p text:style-name="P34"/>
      <text:h text:style-name="P33" text:outline-level="4"><text:span text:style-name="Strong_20_Emphasis">3. Fauna:</text:span></text:h>
      <text:p text:style-name="P35"><text:span text:style-name="Strong_20_Emphasis">Subtítulo: "Refugio de Especies Únicas"</text:span></text:p>
      <text:list text:style-name="L10">
        <text:list-item>
          <text:p text:style-name="P88"><text:span text:style-name="Emphasis">Descripción de la fauna más destacada del parque. Ejemplo:</text:span><text:line-break/><text:span text:style-name="Emphasis">La Sierra de Andújar es hogar de la mayor población mundial de lince ibérico, junto con el águila imperial ibérica y el lobo. Además, el río Jándula alberga nutrias y una gran variedad de aves acuáticas.</text:span> </text:p>
        </text:list-item>
      </text:list>
      <text:p text:style-name="P35"><text:span text:style-name="Strong_20_Emphasis">Galería de Imágenes de Fauna</text:span></text:p>
      <text:list text:style-name="L11">
        <text:list-item>
          <text:p text:style-name="P89">Ejemplo: </text:p>
          <text:list>
            <text:list-item>
              <text:p text:style-name="P89">[Imagen del lince ibérico] </text:p>
            </text:list-item>
            <text:list-item>
              <text:p text:style-name="P89">[Imagen del águila imperial ibérica] </text:p>
            </text:list-item>
            <text:list-item>
              <text:p text:style-name="P90">[Imagen de fauna acuática, como nutrias o aves] </text:p>
            </text:list-item>
          </text:list>
        </text:list-item>
      </text:list>
      <text:p text:style-name="P34"/>
      <text:h text:style-name="P33" text:outline-level="4"><text:span text:style-name="Strong_20_Emphasis">4. Patrimonio Cultural y Espiritual:</text:span></text:h>
      <text:p text:style-name="P35"><text:span text:style-name="Strong_20_Emphasis">Subtítulo: "Un Legado Histórico que Perdura"</text:span></text:p>
      <text:list text:style-name="L12">
        <text:list-item>
          <text:p text:style-name="P91"><text:span text:style-name="Emphasis">Breve descripción sobre el patrimonio cultural y religioso del lugar. Ejemplo:</text:span><text:line-break/><text:span text:style-name="Emphasis">La relación entre la naturaleza y el ser humano es profunda en este parque, y la Basílica de Nuestra Señora de la Cabeza es el epicentro de la espiritualidad en la zona. Además, el castillo de Burgalimar, uno de los más antiguos de Europa, forma parte del legado histórico que rodea este paraje.</text:span> </text:p>
        </text:list-item>
      </text:list>
      <text:p text:style-name="P35"><text:span text:style-name="Strong_20_Emphasis">Galería de Imágenes de Patrimonio</text:span></text:p>
      <text:list text:style-name="L13">
        <text:list-item>
          <text:p text:style-name="P92">Ejemplo: </text:p>
          <text:list>
            <text:list-item>
              <text:p text:style-name="P92">[Imagen de la Basílica de Nuestra Señora de la Cabeza] </text:p>
            </text:list-item>
            <text:list-item>
              <text:p text:style-name="P92">[Imagen del castillo de Burgalimar] </text:p>
            </text:list-item>
            <text:list-item>
              <text:p text:style-name="P93">[Imagen del balneario de Marmolejo] </text:p>
            </text:list-item>
          </text:list>
        </text:list-item>
      </text:list>
      <text:p text:style-name="P34"/>
      <text:h text:style-name="P33" text:outline-level="4"><text:span text:style-name="Strong_20_Emphasis">5. Actividades y Turismo:</text:span></text:h>
      <text:p text:style-name="P35"><text:span text:style-name="Strong_20_Emphasis">Subtítulo: "Disfruta de la Paz y la Belleza Natural"</text:span></text:p>
      <text:list text:style-name="L14">
        <text:list-item>
          <text:p text:style-name="P94"><text:span text:style-name="Emphasis">Descripción de las actividades que los visitantes pueden realizar en el parque. Ejemplo:</text:span><text:line-break/><text:span text:style-name="Emphasis">Los visitantes pueden recorrer diversas rutas de senderismo que serpentean por la sierra, </text:span><text:soft-page-break/><text:span text:style-name="Emphasis">observar la fauna en su hábitat natural, o simplemente disfrutar de la tranquilidad que ofrece el embalse de Encinarejo.</text:span> </text:p>
        </text:list-item>
      </text:list>
      <text:p text:style-name="P35"><text:span text:style-name="Strong_20_Emphasis">Galería de Imágenes de Actividades</text:span></text:p>
      <text:list text:style-name="L15">
        <text:list-item>
          <text:p text:style-name="P95">Ejemplo: </text:p>
          <text:list>
            <text:list-item>
              <text:p text:style-name="P95">[Imagen de una ruta de senderismo] </text:p>
            </text:list-item>
            <text:list-item>
              <text:p text:style-name="P95">[Imagen de un grupo observando fauna] </text:p>
            </text:list-item>
            <text:list-item>
              <text:p text:style-name="P96">[Imagen de un visitante disfrutando del paisaje] </text:p>
            </text:list-item>
          </text:list>
        </text:list-item>
      </text:list>
      <text:p text:style-name="P34"/>
      <text:h text:style-name="P33" text:outline-level="4"><text:span text:style-name="Strong_20_Emphasis">6. Información Práctica:</text:span></text:h>
      <text:p text:style-name="P35"><text:span text:style-name="Strong_20_Emphasis">Subtítulo: "Planifica Tu Visita"</text:span></text:p>
      <text:list text:style-name="L16">
        <text:list-item>
          <text:p text:style-name="P97"><text:span text:style-name="Emphasis">Breve texto con la información útil para los visitantes. Ejemplo:</text:span><text:line-break/><text:span text:style-name="Emphasis">Para llegar a la Sierra de Andújar, puedes acceder por la carretera N-432. El parque está abierto durante todo el año, pero la mejor época para visitarlo es entre la primavera y el otoño. Asegúrate de llevar calzado cómodo para las rutas y agua, ya que el terreno es algo accidentado.</text:span> </text:p>
        </text:list-item>
      </text:list>
      <text:p text:style-name="P35"><text:span text:style-name="Strong_20_Emphasis">Información adicional:</text:span></text:p>
      <text:list text:style-name="L17">
        <text:list-item>
          <text:p text:style-name="P98">Horarios de apertura </text:p>
        </text:list-item>
        <text:list-item>
          <text:p text:style-name="P98">Precios de entradas (si aplica) </text:p>
        </text:list-item>
        <text:list-item>
          <text:p text:style-name="P98">Servicios disponibles (centro de interpretación, alojamiento cercano, restaurantes) </text:p>
        </text:list-item>
        <text:list-item>
          <text:p text:style-name="P99">Teléfono de contacto o dirección del parque </text:p>
        </text:list-item>
      </text:list>
      <text:p text:style-name="P34"/>
      <text:h text:style-name="P33" text:outline-level="4"><text:span text:style-name="Strong_20_Emphasis">7. Footer (Pie de Página):</text:span></text:h>
      <text:list text:style-name="L18">
        <text:list-item>
          <text:p text:style-name="P100">Información de contacto (dirección, teléfono, redes sociales) </text:p>
        </text:list-item>
        <text:list-item>
          <text:p text:style-name="P100">Enlace a la página oficial del parque o monumento </text:p>
        </text:list-item>
        <text:list-item>
          <text:p text:style-name="P101">Enlace a otras zonas de interés o parques en Jaén </text:p>
        </text:list-item>
      </text:list>
      <text:p text:style-name="P34"/>
      <text:h text:style-name="P32" text:outline-level="3"><text:span text:style-name="Strong_20_Emphasis">Ejemplo Completo de una Página Usando la Plantilla:</text:span></text:h>
      <text:p text:style-name="P34"/>
      <text:h text:style-name="P33" text:outline-level="4"><text:span text:style-name="Strong_20_Emphasis">Sierra de Andújar: Un Refugio Natural Entre la Historia y la Vida Salvaje</text:span></text:h>
      <text:p text:style-name="P35"><text:span text:style-name="Emphasis">Un rincón de la naturaleza en pleno corazón de Sierra Morena, donde la historia se entrelaza con la fauna más única de Andalucía.</text:span></text:p>
      <text:p text:style-name="P35"><draw:frame draw:style-name="fr1" draw:name="Imagen1" text:anchor-type="as-char" svg:width="2cm" svg:height="1cm" draw:z-index="0"><draw:image xlink:href="Pictures/100258C200000000000000006CEC7073.svg" xlink:type="simple" xlink:show="embed" xlink:actuate="onLoad" draw:mime-type="image/svg+xml"/><svg:title>Imagen destacada de Sierra de Andújar</svg:title></draw:frame></text:p>
      <text:p text:style-name="P34"/>
      <text:h text:style-name="P33" text:outline-level="4"><text:soft-page-break/><text:span text:style-name="Strong_20_Emphasis">Un Paraíso Natural en el Corazón de Jaén</text:span></text:h>
      <text:p text:style-name="P35">La Sierra de Andújar, en el noroeste de la provincia de Jaén, es un parque natural de 77,5 hectáreas que ofrece una combinación única de naturaleza y historia. Su rica biodiversidad, junto con monumentos históricos como la Basílica de Nuestra Señora de la Cabeza, lo convierten en uno de los destinos más especiales de la región.</text:p>
      <text:p text:style-name="P35"><draw:frame draw:style-name="fr1" draw:name="Imagen2" text:anchor-type="as-char" svg:width="2cm" svg:height="1cm" draw:z-index="1"><draw:image xlink:href="https://chatgpt.com/c/paisaje.jpg" xlink:type="simple" xlink:show="embed" xlink:actuate="onLoad"/><svg:title>Paisaje representativo de la Sierra de Andújar</svg:title></draw:frame></text:p>
      <text:p text:style-name="P34"/>
      <text:h text:style-name="P33" text:outline-level="4"><text:span text:style-name="Strong_20_Emphasis">Un Paisaje que Habla de la Tradición y la Naturaleza</text:span></text:h>
      <text:p text:style-name="P35">El parque es hogar de majestuosos bosques de encinas, alcornoques y pinares. Los 'bolos', enormes formaciones rocosas, salpican el paisaje. Este entorno ha sido testigo de siglos de interacción entre la naturaleza y la cultura humana.</text:p>
      <text:p text:style-name="P35"><draw:frame draw:style-name="fr1" draw:name="Imagen3" text:anchor-type="as-char" svg:width="2cm" svg:height="1cm" draw:z-index="2"><draw:image xlink:href="Pictures/100259EA0000000000000000BBDB5690.svg" xlink:type="simple" xlink:show="embed" xlink:actuate="onLoad" draw:mime-type="image/svg+xml"/><svg:title>Vista panorámica de la Sierra</svg:title></draw:frame><text:line-break/><draw:frame draw:style-name="fr1" draw:name="Imagen4" text:anchor-type="as-char" svg:width="2cm" svg:height="1cm" draw:z-index="3"><draw:image xlink:href="Pictures/100258C20000000000000000F7CCE766.svg" xlink:type="simple" xlink:show="embed" xlink:actuate="onLoad" draw:mime-type="image/svg+xml"/><svg:title>Formaciones geológicas en la Sierra</svg:title></draw:frame></text:p>
      <text:p text:style-name="P34"/>
      <text:h text:style-name="P33" text:outline-level="4"><text:span text:style-name="Strong_20_Emphasis">El Refugio de Especies Únicas</text:span></text:h>
      <text:p text:style-name="P35">La Sierra de Andújar es conocida por ser hogar de la mayor población mundial de lince ibérico, un felino en peligro de extinción. Además, se pueden encontrar águilas imperiales ibéricas y una gran variedad de fauna acuática en el río Jándula.</text:p>
      <text:p text:style-name="P35"><draw:frame draw:style-name="fr1" draw:name="Imagen5" text:anchor-type="as-char" svg:width="2cm" svg:height="1cm" draw:z-index="4"><draw:image xlink:href="Pictures/100258C20000000000000000D0920057.svg" xlink:type="simple" xlink:show="embed" xlink:actuate="onLoad" draw:mime-type="image/svg+xml"/><svg:title>Lince ibérico</svg:title></draw:frame><text:line-break/><draw:frame draw:style-name="fr1" draw:name="Imagen6" text:anchor-type="as-char" svg:width="2cm" svg:height="1cm" draw:z-index="5"><draw:image xlink:href="Pictures/100258C20000000000000000D81524FB.svg" xlink:type="simple" xlink:show="embed" xlink:actuate="onLoad" draw:mime-type="image/svg+xml"/><svg:title>Águila imperial ibérica</svg:title></draw:frame></text:p>
      <text:p text:style-name="P34"/>
      <text:h text:style-name="P33" text:outline-level="4"><text:span text:style-name="Strong_20_Emphasis">Un Legado Histórico que Perdura</text:span></text:h>
      <text:p text:style-name="P35">La Basílica de Nuestra Señora de la Cabeza, en el Cerro del Cabezo, es un importante lugar de peregrinación. Además, el castillo de Burgalimar y el balneario de Marmolejo ofrecen una rica herencia cultural que complementa la belleza natural del parque.</text:p>
      <text:p text:style-name="P35"><draw:frame draw:style-name="fr1" draw:name="Imagen7" text:anchor-type="as-char" svg:width="2cm" svg:height="1cm" draw:z-index="6"><draw:image xlink:href="https://chatgpt.com/c/basílica.jpg" xlink:type="simple" xlink:show="embed" xlink:actuate="onLoad"/><svg:title>Basílica de Nuestra Señora de la Cabeza</svg:title></draw:frame><text:line-break/><draw:frame draw:style-name="fr1" draw:name="Imagen8" text:anchor-type="as-char" svg:width="2cm" svg:height="1cm" draw:z-index="7"><draw:image xlink:href="Pictures/100258C20000000000000000925649C6.svg" xlink:type="simple" xlink:show="embed" xlink:actuate="onLoad" draw:mime-type="image/svg+xml"/><svg:title>Castillo de Burgalimar</svg:title></draw:frame></text:p>
      <text:p text:style-name="P34"/>
      <text:h text:style-name="P33" text:outline-level="4"><text:soft-page-break/><text:span text:style-name="Strong_20_Emphasis">Disfruta de la Paz y la Belleza Natural</text:span></text:h>
      <text:p text:style-name="P35">Ya sea explorando sus rutas de senderismo, observando la fauna o simplemente disfrutando del entorno, la Sierra de Andújar ofrece una experiencia única para quienes buscan paz y conexión con la naturaleza.</text:p>
      <text:p text:style-name="P35"><draw:frame draw:style-name="fr1" draw:name="Imagen9" text:anchor-type="as-char" svg:width="2cm" svg:height="1cm" draw:z-index="8"><draw:image xlink:href="Pictures/100259B70000000000000000F5DA7A8F.svg" xlink:type="simple" xlink:show="embed" xlink:actuate="onLoad" draw:mime-type="image/svg+xml"/><svg:title>Senderismo en la Sierra</svg:title></draw:frame><text:line-break/><draw:frame draw:style-name="fr1" draw:name="Imagen10" text:anchor-type="as-char" svg:width="2cm" svg:height="1cm" draw:z-index="9"><draw:image xlink:href="https://chatgpt.com/c/observacion-fauna.jpg" xlink:type="simple" xlink:show="embed" xlink:actuate="onLoad"/><svg:title>Observación de fauna</svg:title></draw:frame></text:p>
      <text:p text:style-name="P34"/>
      <text:h text:style-name="P33" text:outline-level="4"><text:span text:style-name="Strong_20_Emphasis">Planifica Tu Visita</text:span></text:h>
      <text:list text:style-name="L19">
        <text:list-item>
          <text:p text:style-name="P102"><text:span text:style-name="Strong_20_Emphasis">Cómo llegar</text:span>: La Sierra de Andújar está accesible por la carretera N-432. </text:p>
        </text:list-item>
        <text:list-item>
          <text:p text:style-name="P102"><text:span text:style-name="Strong_20_Emphasis">Mejor época para visitarlo</text:span>: Primavera y otoño. </text:p>
        </text:list-item>
        <text:list-item>
          <text:p text:style-name="P102"><text:span text:style-name="Strong_20_Emphasis">Servicios</text:span>: Centro de interpretación, alojamiento cercano, restaurantes. </text:p>
        </text:list-item>
        <text:list-item>
          <text:p text:style-name="P103"><text:span text:style-name="Strong_20_Emphasis">Contacto</text:span>: Teléfono: [XXX-XXX-XXXX] </text:p>
        </text:list-item>
      </text:list>
      <text:p text:style-name="P34"/>
      <text:h text:style-name="P33" text:outline-level="4"><text:span text:style-name="Strong_20_Emphasis">Pie de Página</text:span></text:h>
      <text:list text:style-name="L20">
        <text:list-item>
          <text:p text:style-name="P104"><text:span text:style-name="Strong_20_Emphasis">Contacto</text:span>: Sierra de Andújar - Parque Natural </text:p>
        </text:list-item>
        <text:list-item>
          <text:p text:style-name="P104"><text:span text:style-name="Strong_20_Emphasis">Redes Sociales</text:span>: [Facebook] | [Twitter] | [Instagram] </text:p>
        </text:list-item>
        <text:list-item>
          <text:p text:style-name="P105"><text:span text:style-name="Strong_20_Emphasis">Enlaces</text:span>: [Visita otros parques en Jaén] | [Página oficial del parque] </text:p>
        </text:list-item>
      </text:list>
      <text:p text:style-name="P34"/>
      <text:p text:style-name="P35">Con esta plantilla, solo tienes que cambiar los detalles específicos para cada parque o monumento, agregar imágenes y ajustar la información práctica para hacerla única en cada caso. ¡Espero que te sea útil y te facilite la creación de tus páginas!</text:p>
      <text:p text:style-name="P35"><text:span text:style-name="Strong_20_Emphasis"/></text:p>
      <text:p text:style-name="P21"/>
      <text:p text:style-name="P21"/>
      <text:p text:style-name="P21"/>
      <text:p text:style-name="P42"><text:span text:style-name="Strong_20_Emphasis">Sierra de Andújar: Un Refugio Natural Entre la Historia y la Vida Salvaje</text:span><text:line-break/>En el noroeste de la provincia de Jaén, en pleno corazón de Sierra Morena, se encuentra uno de los parajes más impresionantes y protegidos de Andalucía: la Sierra de Andújar. </text:p>
      <text:p text:style-name="P43">Este parque natural, que abarca una vasta extensión de 77,5 hectáreas, es mucho más que un espacio de belleza natural; es un verdadero refugio de vida salvaje y un testimonio de cómo la tierra y la fauna se entrelazan con la historia humana &lt;<text:span text:style-name="T13">Imagen del Parque desde arriba&gt;</text:span>. </text:p>
      <text:p text:style-name="P43">Desde sus suaves montañas hasta sus valles profundos, la Sierra de Andújar ofrece un paisaje único, donde la vegetación mediterránea y los restos de la actividad humana se fusionan en un equilibrio perfecto.</text:p>
      <text:p text:style-name="P43"><text:span text:style-name="Strong_20_Emphasis">Un Paisaje que Habla de la Tradición y la Naturaleza</text:span><text:line-break/>La Sierra de Andújar es una tierra modelada por el tiempo, donde encinas , alcornoques &lt;<text:span text:style-name="T13">encina&gt;</text:span> y pinares robustos dominan el paisaje. Las dehesas se alternan con afloramientos graníticos, conocidos localmente como “bolos”, que parecen desafiar la gravedad. </text:p>
      <text:p text:style-name="P43">Esta singular geografía, que ha sido testigo de siglos de interacción entre la naturaleza y la tradición humana, da lugar a un ecosistema de notable diversidad. En este entorno, la historia de la humanidad y la vida salvaje coexisten, ofreciendo un refugio tanto para especies protegidas como para aquellos que buscan comprender el vínculo profundo entre el hombre y la naturaleza.</text:p>
      <text:p text:style-name="Text_20_body"><text:span text:style-name="Strong_20_Emphasis">El Refugio de Especies Únicas</text:span><text:line-break/>En la Sierra de Andújar, la fauna se erige como uno de sus mayores tesoros. El parque alberga la mayor población mundial de lince ibérico &lt;lince&gt;, un felino en peligro crítico de extinción cuyo sigilo y elegancia lo han convertido en el alma de esta región. Junto a él, el águila imperial ibérica <text:s/>surca los cielos, mientras que el lobo &lt;lobo&gt;, uno de los grandes depredadores de España, encuentra aquí su último refugio andaluz.</text:p>
      <text:p text:style-name="Text_20_body">El río Jándula &lt;río-jándula&gt;, que serpentea a través de este paraje, es el corazón que alimenta la vida de la sierra. A lo largo de sus orillas, nutrias, ciervos <text:s/>&lt;<text:span text:style-name="T13">ciervo&gt;</text:span> y una gran diversidad de aves acuáticas <text:s/>encuentran un hábitat perfecto. La tranquilidad del embalse del Encinarejo , con su agua cristalina y sus paisajes serenos, invita a todos los que lo visitan a adentrarse en el alma del parque.</text:p>
      <text:p text:style-name="Text_20_body"><text:span text:style-name="Strong_20_Emphasis">Un Patrimonio Cultural y Espiritual</text:span><text:line-break/>La relación entre el ser humano y la Sierra de Andújar no se limita a la naturaleza. En el Cerro del Cabezo se encuentra la Basílica de Nuestra Señora de la Cabeza, un importante lugar de peregrinación que, cada abril, atrae a miles de devotos. Este monumento, que forma parte de una de las romerías más antiguas de España, es solo uno de los vestigios históricos que se encuentran en la zona.</text:p>
      <text:p text:style-name="Text_20_body">La rica herencia cultural de la sierra también se refleja en la arquitectura de municipios cercanos, como el castillo de Burgalimar &lt;castillo-burgalimar&gt;, que se alza en Baños de la Encina, considerado uno de los castillos más antiguos de Europa, o el balneario de Marmolejo &lt;balneario-marmolejo&gt;, famoso por sus aguas termales.</text:p>
      <text:p text:style-name="Text_20_body"><text:span text:style-name="Strong_20_Emphasis">Un Refugio de Paz y Conexión con la Naturaleza</text:span><text:line-break/>La Sierra de Andújar es un ejemplo de cómo el hombre puede vivir en armonía con la naturaleza, <text:soft-page-break/>respetando su diversidad y riqueza. Hoy en día, este parque natural no solo es un espacio protegido, sino también un refugio donde los visitantes pueden desconectar del ruido del mundo y sumergirse en la serenidad de sus paisajes &lt;<text:span text:style-name="T13">Foto Sierra andujar serena</text:span>&gt;.</text:p>
      <text:p text:style-name="Text_20_body">Ya sea explorando sus caminos, observando la fauna <text:s/>o simplemente disfrutando de su tranquilidad, la Sierra de Andújar invita a todos a reflexionar sobre la necesidad de conservar estos espacios, para que las futuras generaciones también puedan admirar su belleza.</text:p>
      <text:p text:style-name="P25"/>
      <text:list xml:id="list210002184516150" text:continue-list="list1126318843" text:style-name="L1">
        <text:list-header>
          <text:p text:style-name="P106"><text:span text:style-name="Strong_20_Emphasis"/></text:p>
        </text:list-header>
      </text:list>
      <text:h text:style-name="P51" text:outline-level="2"><text:span text:style-name="Strong_20_Emphasis"/></text:h>
      <text:h text:style-name="P23" text:outline-level="1"><text:span text:style-name="Strong_20_Emphasis">Despeñaperros: El Corazón de Andalucía, Un Encuentro con la Naturaleza y la Historia</text:span></text:h>
      <text:h text:style-name="Heading_20_3" text:outline-level="3">Un Paisaje Forjado por el Tiempo</text:h>
      <text:p text:style-name="Text_20_body">En el cruce entre las provincias de Jaén y Ciudad Real se encuentra el Parque Natural de Despeñaperros, un entorno de impresionante belleza que combina acantilados, desfiladeros y formaciones rocosas únicas. Estas estructuras, moldeadas por siglos de erosión, cuentan la historia de una tierra donde la naturaleza despliega toda su fuerza.</text:p>
      <text:p text:style-name="Text_20_body">Más que un paso montañoso, Despeñaperros es un corredor vital que conecta Sierra Morena con el Valle de los Pedroches. Este espacio ha sido transitado por culturas y civilizaciones durante siglos, entrelazando su historia con la geografía.</text:p>
      <text:p text:style-name="Horizontal_20_Line"/>
      <text:h text:style-name="Heading_20_3" text:outline-level="3">Un Refugio de Biodiversidad</text:h>
      <text:p text:style-name="Text_20_body">La flora del parque es tan diversa como su paisaje. Desde los bosques de <text:span text:style-name="Strong_20_Emphasis">encinas</text:span> y <text:span text:style-name="Strong_20_Emphasis">alcornoques</text:span> en las zonas bajas hasta los <text:span text:style-name="Strong_20_Emphasis">matorrales</text:span> y <text:span text:style-name="Strong_20_Emphasis">enebros</text:span> que desafían las alturas de los acantilados, cada rincón de Despeñaperros está lleno de vida. Las plantas aromáticas, como el <text:span text:style-name="Strong_20_Emphasis">romero</text:span>, el <text:span text:style-name="Strong_20_Emphasis">jaral</text:span> y la <text:span text:style-name="Strong_20_Emphasis">retama</text:span>, llenan el aire con un aroma fresco y característico del Mediterráneo. &lt;<text:span text:style-name="T13">romero&gt;</text:span><text:line-break/></text:p>
      <text:p text:style-name="Text_20_body">En la fauna, destacan especies emblemáticas como el <text:span text:style-name="Strong_20_Emphasis">lince ibérico</text:span>, que encuentra refugio en los rincones más apartados. Los cielos están dominados por aves majestuosas, como el <text:span text:style-name="Strong_20_Emphasis">águila real</text:span> y el <text:span text:style-name="Strong_20_Emphasis">buitre leonado</text:span>, mientras que las laderas rocosas son hogar de las <text:span text:style-name="Strong_20_Emphasis">cabras montesas</text:span>, que desafían las pendientes con sorprendente agilidad.<text:line-break/>Los ríos Guadalmez y sus afluentes serpentean por el parque, creando oasis donde las <text:span text:style-name="Strong_20_Emphasis">nutrias</text:span> y otras especies semiacuáticas encuentran su hogar. Aquí, también podemos encontrar <text:span text:style-name="Strong_20_Emphasis">truchas</text:span>, <text:span text:style-name="Strong_20_Emphasis">ranas</text:span> y aves acuáticas que anidan en las tranquilas orillas.<text:line-break/></text:p>
      <text:p text:style-name="Horizontal_20_Line"/>
      <text:h text:style-name="Heading_20_3" text:outline-level="3">Un Viaje a Través de la Historia</text:h>
      <text:p text:style-name="Text_20_body">Además de su riqueza natural, Despeñaperros guarda los vestigios de un pasado fascinante. Este paso fue transitado por romanos, musulmanes y otros pueblos que dejaron huellas imborrables en la región. El <text:span text:style-name="Strong_20_Emphasis">castillo de Despeñaperros</text:span>, situado en un punto estratégico, es un recordatorio del papel histórico de este corredor como vínculo entre el norte y el sur de la península.<text:line-break/></text:p>
      <text:p text:style-name="Text_20_body"><text:soft-page-break/>Las antiguas rutas comerciales y la carretera que cruza el parque siguen el trazado que antaño conectó reinos cristianos y musulmanes. Aquí, la historia y la geografía se entrelazan, creando un testimonio único de la interacción humana con la naturaleza.</text:p>
      <text:p text:style-name="Horizontal_20_Line"/>
      <text:h text:style-name="Heading_20_3" text:outline-level="3">Un Lugar de Reflexión y Conservación</text:h>
      <text:p text:style-name="Text_20_body">Despeñaperros no es solo un lugar para explorar; es un refugio donde la biodiversidad y la cultura conviven en perfecta armonía. Su conservación es crucial para garantizar que futuras generaciones puedan maravillarse con este espacio, tanto por su valor natural como por su legado histórico.</text:p>
      <text:p text:style-name="Text_20_body">Este parque invita a sus visitantes a reflexionar sobre la importancia de preservar espacios como este, que nos conectan con la esencia misma de la naturaleza y la historia.</text:p>
      <text:p text:style-name="P22"><text:span text:style-name="Strong_20_Emphasis"/></text:p>
      <text:p text:style-name="P22"><text:span text:style-name="Strong_20_Emphasis"/></text:p>
      <text:list text:continue-numbering="true" text:style-name="L1">
        <text:list-header>
          <text:p text:style-name="P55"/>
        </text:list-header>
      </text:list>
      <text:p text:style-name="P12"/>
      <text:p text:style-name="P12"/>
      <text:h text:style-name="P14" text:outline-level="3"><text:span text:style-name="Strong_20_Emphasis">Los Órganos de Despeñaperros: Un Monumento Natural Espectacular</text:span></text:h>
      <text:p text:style-name="P13"><text:span text:style-name="Strong_20_Emphasis"/></text:p>
      <text:h text:style-name="Heading_20_4" text:outline-level="4">Una Maravilla Geológica en el Corazón de Despeñaperros</text:h>
      <text:p text:style-name="Text_20_body">En el desfiladero de <text:span text:style-name="Strong_20_Emphasis">Despeñaperros</text:span>, se alza un monumento natural que desafía la imaginación: <text:span text:style-name="Strong_20_Emphasis">Los Órganos</text:span>. Este conjunto de gigantescas columnas de roca, con su forma afilada y vertical, evoca la imagen de los tubos de un órgano de catedral. La majestuosidad de estas formaciones se ve acentuada por el contraste entre el <text:span text:style-name="Strong_20_Emphasis">gris profundo de las rocas</text:span> y los <text:span text:style-name="Strong_20_Emphasis">tonos brillantes de los líquenes</text:span>, que aportan vida y color a este paisaje único.</text:p>
      <text:p text:style-name="Horizontal_20_Line"/>
      <text:h text:style-name="Heading_20_4" text:outline-level="4">Los Orígenes Geológicos: Un Viaje en el Tiempo</text:h>
      <text:p text:style-name="Text_20_body">La historia de <text:span text:style-name="Strong_20_Emphasis">Los Órganos</text:span> se remonta a más de <text:span text:style-name="Strong_20_Emphasis">500 millones de años</text:span>, cuando esta región estaba sumergida bajo un mar poco profundo. Hace unos <text:span text:style-name="Strong_20_Emphasis">300 millones de años</text:span>, las fuerzas tectónicas elevaron el antiguo fondo marino, dejando al descubierto las <text:span text:style-name="Strong_20_Emphasis">cuarcitas y pizarras</text:span>. A través de la erosión, estas estructuras adquirieron su aspecto actual, convirtiéndose en un <text:span text:style-name="Strong_20_Emphasis">testimonio del poder de la naturaleza</text:span>.</text:p>
      <text:p text:style-name="Text_20_body">Las columnas que componen Los Órganos invitan a reflexionar sobre los procesos naturales que han dado forma a nuestro planeta a lo largo de los milenios.</text:p>
      <text:p text:style-name="Horizontal_20_Line"/>
      <text:h text:style-name="Heading_20_4" text:outline-level="4">Flora y Fauna: Un Ecosistema que Cobra Vida</text:h>
      <text:p text:style-name="Text_20_body">El mirador de <text:span text:style-name="Strong_20_Emphasis">Los Órganos</text:span> ofrece una vista espectacular del entorno. Aquí, la flora mediterránea despliega su diversidad, con <text:span text:style-name="Strong_20_Emphasis">encinas, alcornoques y matorrales</text:span> creciendo entre las grietas de las rocas. En los cielos, majestuosas rapaces como el <text:span text:style-name="Strong_20_Emphasis">águila real</text:span> y el <text:span text:style-name="Strong_20_Emphasis">buitre leonado</text:span> dominan las alturas, mientras que especies como las <text:span text:style-name="Strong_20_Emphasis">ginetas</text:span> y las <text:span text:style-name="Strong_20_Emphasis">garduñas</text:span> encuentran refugio en los rincones más apartados.<text:line-break/>&lt;<text:span text:style-name="T13">Aguila Real&gt;</text:span></text:p>
      <text:p text:style-name="Text_20_body">Los ríos y arroyos cercanos enriquecen aún más este ecosistema, proporcionando hábitats para diversas especies semiacuáticas.</text:p>
      <text:p text:style-name="Horizontal_20_Line"/>
      <text:h text:style-name="Heading_20_4" text:outline-level="4">Importancia Histórica y Cultural: Un Lienzo de Historia y Naturaleza</text:h>
      <text:p text:style-name="Text_20_body">Más allá de su belleza natural, Los Órganos están rodeados de <text:span text:style-name="Strong_20_Emphasis">riqueza histórica</text:span>. Cerca de este lugar se encuentran las famosas <text:span text:style-name="Strong_20_Emphasis">pinturas rupestres</text:span>, que conectan a los visitantes con las primeras manifestaciones humanas en la región. Además, este área fue escenario de la <text:span text:style-name="Strong_20_Emphasis">Batalla de las Navas de Tolosa</text:span>, un evento crucial en la <text:span text:style-name="Strong_20_Emphasis">Reconquista española</text:span>.<text:line-break/>&lt;<text:span text:style-name="T14">Navas de tolosa cuadro o imagen&gt;</text:span></text:p>
      <text:p text:style-name="Text_20_body"><text:soft-page-break/>Estas formaciones rocosas no solo narran una historia geológica, sino también un legado cultural que entrelaza la naturaleza con la actividad humana a lo largo de los siglos.</text:p>
      <text:p text:style-name="Horizontal_20_Line"/>
      <text:h text:style-name="Heading_20_4" text:outline-level="4">Conclusión: Un Viaje Inolvidable</text:h>
      <text:p text:style-name="Text_20_body">Los Órganos de Despeñaperros son un destino imprescindible para los amantes de la <text:span text:style-name="Strong_20_Emphasis">naturaleza</text:span> y la <text:span text:style-name="Strong_20_Emphasis">historia</text:span>. Este monumento natural invita a descubrir un espacio donde los procesos geológicos, la biodiversidad y el legado cultural se combinan de manera fascinante.</text:p>
      <text:p text:style-name="Text_20_body">Explorar Los Órganos es una oportunidad para conectar con la <text:span text:style-name="Strong_20_Emphasis">belleza salvaje de Andalucía</text:span> y reflexionar sobre la importancia de preservar estos <text:span text:style-name="Strong_20_Emphasis">tesoros naturales y culturales</text:span> para las generaciones futuras.</text:p>
      <text:p text:style-name="P13"><text:span text:style-name="Strong_20_Emphasis"/></text:p>
      <text:h text:style-name="P24" text:outline-level="3"><text:span text:style-name="Strong_20_Emphasis">La Cascada de la Cimbarra: Un Espectáculo de Agua y Rocas</text:span></text:h>
      <text:p text:style-name="Horizontal_20_Line"/>
      <text:h text:style-name="Heading_20_4" text:outline-level="4">Un Paraíso Natural en el Corazón de la Sierra Morena</text:h>
      <text:p text:style-name="Text_20_body">En el corazón de la <text:span text:style-name="Strong_20_Emphasis">Sierra Morena</text:span>, donde el río Guarrizas moldea con paciencia milenaria las rocas, se encuentra la majestuosa <text:span text:style-name="Strong_20_Emphasis">Cascada de la Cimbarra</text:span>. Con una impresionante caída de agua de <text:span text:style-name="Strong_20_Emphasis">40 metros</text:span>, este fenómeno natural combina la fuerza del agua con la dureza de la roca, creando un espectáculo de espuma blanca que hipnotiza a quienes lo contemplan.</text:p>
      <text:p text:style-name="Text_20_body">&lt;<text:span text:style-name="T15">Panoramica Cascada de la Cimbarra&gt;</text:span></text:p>
      <text:p text:style-name="Horizontal_20_Line"/>
      <text:h text:style-name="Heading_20_4" text:outline-level="4">Características Geológicas y Naturales: El Poder de la Erosión</text:h>
      <text:p text:style-name="Text_20_body">El agua de la cascada se desploma sobre una pared de <text:span text:style-name="Strong_20_Emphasis">cuarcita armoricana</text:span>, una roca que data de más de <text:span text:style-name="Strong_20_Emphasis">500 millones de años</text:span>. Este testimonio de la historia geológica guarda secretos de antiguos mares que alguna vez cubrieron esta región.</text:p>
      <text:p text:style-name="Text_20_body">Cada grieta en la roca y cada gota que se desprende del agua parecen narrar una epopeya de erosión y transformación. La <text:span text:style-name="Strong_20_Emphasis">pared vertical de cuarcita</text:span> resiste implacable el paso del tiempo, siendo un recordatorio de las fuerzas naturales que moldean la Tierra.</text:p>
      <text:p text:style-name="Text_20_body">&lt;<text:span text:style-name="T15">Primer plano de la cascada&gt;</text:span></text:p>
      <text:p text:style-name="Horizontal_20_Line"/>
      <text:h text:style-name="Heading_20_4" text:outline-level="4">Flora y Fauna: Un Refugio de Vida</text:h>
      <text:p text:style-name="Text_20_body">La Cascada de la Cimbarra no solo deslumbra con su belleza, sino que también alberga un <text:span text:style-name="Strong_20_Emphasis">ecosistema vibrante</text:span>. Las orillas del río están custodiadas por <text:span text:style-name="Strong_20_Emphasis">sauces, fresnos y alisos</text:span>, mientras que los alrededores son dominados por <text:span text:style-name="Strong_20_Emphasis">encinas</text:span> y <text:span text:style-name="Strong_20_Emphasis">alcornoques</text:span>.</text:p>
      <text:p text:style-name="Text_20_body">En el cielo, majestuosas rapaces como el <text:span text:style-name="Strong_20_Emphasis">águila imperial</text:span> y el <text:span text:style-name="Strong_20_Emphasis">águila real</text:span> surcan las alturas, mientras que en el río, las elegantes <text:span text:style-name="Strong_20_Emphasis">nutrias</text:span> se mueven con la misma fluidez que las aguas que las acogen.</text:p>
      <text:p text:style-name="Text_20_body">&lt;<text:span text:style-name="T15">imagen cascada que se vean arboles&gt;</text:span></text:p>
      <text:p text:style-name="Horizontal_20_Line"/>
      <text:h text:style-name="Heading_20_4" text:outline-level="4">Ambiente y Sensación del Lugar: Un Encuentro con la Naturaleza</text:h>
      <text:p text:style-name="Text_20_body">El sonido ensordecedor del agua al caer se entrelaza con la serenidad de los alrededores, creando una <text:span text:style-name="Strong_20_Emphasis">atmósfera mágica</text:span>. Este contraste invita a los visitantes a perderse en la grandeza de la naturaleza, donde el agua y la roca parecen formar una obra de arte eterna.</text:p>
      <text:p text:style-name="Text_20_body">La <text:span text:style-name="Strong_20_Emphasis">armonía entre la fuerza y la quietud</text:span> del lugar brinda una experiencia única, donde cada paso lleva a una mayor conexión con la esencia natural.</text:p>
      <text:p text:style-name="Text_20_body">&lt;<text:span text:style-name="T15">imagen sendero a cascada o mas cerca&gt;</text:span></text:p>
      <text:p text:style-name="Horizontal_20_Line"><text:soft-page-break/></text:p>
      <text:h text:style-name="Heading_20_4" text:outline-level="4">Conclusión: Un Encuentro Inolvidable con la Historia Natural</text:h>
      <text:p text:style-name="Text_20_body">La Cascada de la Cimbarra es más que un destino turístico; es un testigo mudo de la <text:span text:style-name="Strong_20_Emphasis">historia geológica de la Tierra</text:span> y un refugio para la biodiversidad. Este rincón de la Sierra Morena combina la majestuosidad del paisaje con la resiliencia de la naturaleza, ofreciendo una experiencia que quedará grabada en la memoria de todo aquel que la visite.</text:p>
      <text:p text:style-name="Text_20_body">&lt;<text:span text:style-name="T15">Otra imagen de la cascada&gt;</text:span></text:p>
      <text:p text:style-name="P22"><text:span text:style-name="Strong_20_Emphasis"/></text:p>
      <text:p text:style-name="P13"><text:span text:style-name="Strong_20_Emphasis"/></text:p>
      <text:p text:style-name="P15"><text:span text:style-name="Strong_20_Emphasis">El Piélago: Monumento Natural entre Historia y Naturaleza</text:span></text:p>
      <text:p text:style-name="P16"><text:span text:style-name="Strong_20_Emphasis"><text:line-break/></text:span><text:span text:style-name="Strong_20_Emphasis"><text:span text:style-name="Emphasis">Un Refugio Natural de Belleza Incomparable</text:span></text:span><text:span text:style-name="Strong_20_Emphasis"><text:line-break/></text:span><text:span text:style-name="Strong_20_Emphasis"><text:span text:style-name="T16">En el norte de la provincia de Jaén, donde la historia y la naturaleza se entrelazan, se encuentra El Piélago, un paraje natural de gran belleza y una riqueza geológica incomparable. Este rincón, declarado Monumento Natural el 1 de octubre de 2003, se extiende por 6 hectáreas de pura magia paisajística. Aquí, el río Guarrizas se desploma en dos espectaculares cascadas, atravesando rocas graníticas que han sido esculpidas por siglos de erosión. Al caer, el agua parece danzar sobre las formaciones rocosas de la falla o escalón de Linares, creando una imagen sobrecogedora que marca el carácter único de este paisaje.</text:span></text:span></text:p>
      <text:p text:style-name="Text_20_body"><text:span text:style-name="Emphasis">Imagen sugerida:</text:span> Una fotografía panorámica de las cascadas del río Guarrizas, mostrando el contraste entre las rocas graníticas y el agua que cae con fuerza.</text:p>
      <text:p text:style-name="Horizontal_20_Line"/>
      <text:p text:style-name="Text_20_body"><text:span text:style-name="Strong_20_Emphasis">Características Geológicas y Naturales: La Fuerza de la Erosión</text:span><text:line-break/>A su alrededor, un bosque de <text:span text:style-name="Strong_20_Emphasis">acebuches</text:span> y <text:span text:style-name="Strong_20_Emphasis">fresnos</text:span> se extiende en un abrazo verde, proporcionando un refugio para una fauna aviar diversa. Entre los árboles y las orillas del río, especies como el <text:span text:style-name="Strong_20_Emphasis">milano negro</text:span>, la <text:span text:style-name="Strong_20_Emphasis">lavandera cascadueña</text:span>, la <text:span text:style-name="Strong_20_Emphasis">garza real</text:span> y el <text:span text:style-name="Strong_20_Emphasis">ánade real</text:span> encuentran su hogar, añadiendo vida a cada rincón de este paraje. El canto de los pájaros, el murmullo del agua y la quietud de la roca crean una atmósfera en la que la naturaleza parece susurrar historias de tiempos remotos.<text:line-break/>El río <text:span text:style-name="Strong_20_Emphasis">Guarrizas</text:span>, que recorre esta región, es un claro ejemplo de la poderosa <text:span text:style-name="Strong_20_Emphasis">erosión</text:span> que ha dado forma a este paisaje. Las cascadas y las formaciones rocosas reflejan siglos de acción natural, creando una obra de arte <text:span text:style-name="Strong_20_Emphasis">geológica</text:span> que es testimonio del paso del tiempo y de la fuerza de la naturaleza. Esta zona es también rica en <text:span text:style-name="Strong_20_Emphasis">biodiversidad</text:span>, albergando una amplia gama de especies de <text:span text:style-name="Strong_20_Emphasis">fauna</text:span> y <text:span text:style-name="Strong_20_Emphasis">flora</text:span> que se entrelazan con el paisaje de manera armónica.</text:p>
      <text:p text:style-name="Text_20_body"><text:span text:style-name="Emphasis">&lt;</text:span><text:span text:style-name="Emphasis"><text:span text:style-name="T15">Imagen milano negro&gt;</text:span></text:span></text:p>
      <text:p text:style-name="Horizontal_20_Line"/>
      <text:p text:style-name="Text_20_body"><text:span text:style-name="Strong_20_Emphasis">El Puente de Vadollano: Conexión entre el Pasado y el Presente</text:span><text:line-break/>Pero <text:span text:style-name="Strong_20_Emphasis">El Piélago</text:span> no es solo un lugar de belleza natural; es también un testigo de la <text:span text:style-name="Strong_20_Emphasis">historia</text:span>. En el corazón de este paisaje se encuentra el <text:span text:style-name="Strong_20_Emphasis">puente de Vadollano</text:span>, una construcción romana que data del <text:span text:style-name="Strong_20_Emphasis">siglo III a.C.</text:span> y que formaba parte de la antigua <text:span text:style-name="Strong_20_Emphasis">Vía Augusta</text:span>, la columna vertebral de las comunicaciones del <text:span text:style-name="Strong_20_Emphasis">Imperio Romano</text:span>. El puente, declarado <text:span text:style-name="Strong_20_Emphasis">Bien de Interés Cultural</text:span>, se alza sobre el río <text:span text:style-name="Strong_20_Emphasis">Guarrizas</text:span>, uniendo el pasado con el presente, y recordándonos cómo el ser humano ha interactuado con este entorno a lo largo de los siglos.<text:line-break/>La presencia del puente de Vadollano es un recordatorio de la importancia histórica de este lugar, no solo por su función en las rutas comerciales romanas, sino también por su simbolismo como conexión entre la historia antigua y el presente. Este monumento nos invita a reflexionar sobre cómo las <text:span text:style-name="Strong_20_Emphasis">estructuras humanas</text:span> han formado parte del paisaje natural durante milenios, creando una coexistencia entre la <text:span text:style-name="Strong_20_Emphasis">ingeniería</text:span> y la naturaleza.</text:p>
      <text:p text:style-name="Text_20_body"><text:soft-page-break/><text:span text:style-name="Emphasis">Imagen sugerida:</text:span> Una vista del puente de Vadollano sobre el río, con un enfoque en la arquitectura romana y el paisaje circundante.</text:p>
      <text:p text:style-name="Horizontal_20_Line"/>
      <text:p text:style-name="Text_20_body"><text:span text:style-name="Strong_20_Emphasis">Acceso y Valor Cultural: Un Viaje a Través del Tiempo</text:span><text:line-break/>Acceder a <text:span text:style-name="Strong_20_Emphasis">El Piélago</text:span> es emprender un <text:span text:style-name="Strong_20_Emphasis">viaje</text:span> a través del tiempo y la naturaleza. Desde la carretera A-312, que une <text:span text:style-name="Strong_20_Emphasis">Linares</text:span> con <text:span text:style-name="Strong_20_Emphasis">Arquillos</text:span>, un desvío hacia <text:span text:style-name="Strong_20_Emphasis">Vilches</text:span> nos lleva directamente a este paraje, donde la tranquilidad del río, las formaciones rocosas y el ecosistema que las rodea nos invitan a detenernos y contemplar la majestuosidad de lo que tenemos ante nosotros. Y, algo más abajo del puente, se encuentran las <text:span text:style-name="Strong_20_Emphasis">ruinas de una antigua fábrica de chocolate</text:span> que aprovechaba la fuerza del agua para generar energía, un testimonio más de la profunda relación entre el hombre y el paisaje.<text:line-break/>Este paraje no solo es una joya natural, sino también un punto de convergencia histórica y <text:span text:style-name="Strong_20_Emphasis">cultural</text:span>. Las ruinas de la fábrica de chocolate nos cuentan la historia de la interacción humana con los recursos naturales de la región, aprovechando la fuerza del agua para el desarrollo industrial. Este contraste entre la naturaleza y la actividad humana es una característica definitoria de <text:span text:style-name="Strong_20_Emphasis">El Piélago</text:span>.</text:p>
      <text:p text:style-name="Text_20_body"><text:span text:style-name="Emphasis">Imagen sugerida:</text:span> Una imagen que muestre las ruinas de la fábrica de chocolate junto a un pequeño riachuelo, con una atmósfera de paz y reflexión.</text:p>
      <text:p text:style-name="Horizontal_20_Line"/>
      <text:p text:style-name="Text_20_body"><text:span text:style-name="Strong_20_Emphasis">Conclusión: Un Encuentro Armonioso entre la Naturaleza y la Historia</text:span><text:line-break/><text:span text:style-name="Strong_20_Emphasis">El Piélago</text:span> es mucho más que un simple monumento natural; es un lugar donde la <text:span text:style-name="Strong_20_Emphasis">tierra</text:span>, el <text:span text:style-name="Strong_20_Emphasis">agua</text:span> y el <text:span text:style-name="Strong_20_Emphasis">hombre</text:span> se encuentran en una danza armónica que ha perdurado a lo largo de los siglos. Aquí, la historia y la naturaleza no son dos elementos separados, sino una misma fuerza que, a través de sus rocas, sus aguas y su fauna, nos invita a descubrir la belleza que se esconde en lo más profundo de <text:span text:style-name="Strong_20_Emphasis">Jaén</text:span>.</text:p>
      <text:p text:style-name="Text_20_body"><text:span text:style-name="Emphasis">Imagen sugerida:</text:span> Un atardecer en El Piélago, con la luz dorada iluminando las cascadas y las rocas, simbolizando la unión entre historia y naturaleza.</text:p>
      <text:p text:style-name="P13"><text:span text:style-name="Strong_20_Emphasis"/></text:p>
      <text:h text:style-name="P24" text:outline-level="3"><text:span text:style-name="Strong_20_Emphasis">Huella de Dinosaurios: Un Viaje a la Era de los Gigantes</text:span></text:h>
      <text:h text:style-name="Heading_20_4" text:outline-level="4">Un Viaje en el Tiempo a la Era Prehistórica</text:h>
      <text:p text:style-name="Text_20_body">Imagina por un momento que el tiempo se detiene, y retrocedes <text:span text:style-name="Strong_20_Emphasis">230 millones de años</text:span>. La Tierra, un mundo completamente diferente, se despliega ante ti. Las vastas llanuras, bañadas por un <text:span text:style-name="Strong_20_Emphasis">clima cálido y húmedo</text:span>, están cubiertas de coníferas, palmeras y helechos. En este remoto paisaje, <text:span text:style-name="Strong_20_Emphasis">gigantescos seres de dos patas</text:span> caminan, marcando su paso en la arcilla blanda. Son los <text:span text:style-name="Strong_20_Emphasis">dinosaurios del Triásico</text:span>, y aunque no los ves, sus huellas aún permanecen, ocultas bajo capas de tierra y sedimentos. Y es aquí, en el corazón de <text:span text:style-name="Strong_20_Emphasis">Andalucía</text:span>, donde este extraordinario viaje en el tiempo cobra vida.</text:p>
      <text:p text:style-name="Text_20_body"><text:span text:style-name="Strong_20_Emphasis">Sugerencia de imagen</text:span>: Un paisaje prehistórico con dinosaurios caminando entre palmeras y helechos, bajo un cielo nublado.</text:p>
      <text:h text:style-name="Heading_20_4" text:outline-level="4">Características de las Huellas: Un Testimonio Vivo del Pasado</text:h>
      <text:p text:style-name="Text_20_body">Las <text:span text:style-name="Strong_20_Emphasis">huellas de Santisteban del Puerto</text:span>, situadas en el paraje de <text:span text:style-name="Strong_20_Emphasis">Las Tres Eras</text:span>, son una <text:span text:style-name="Strong_20_Emphasis">ventana al pasado</text:span>. A tan solo un kilómetro de la A-312, a las afueras de Santisteban del Puerto, un conjunto de <text:span text:style-name="Strong_20_Emphasis">24 huellas de dinosaurios bípedos</text:span> han perdurado en el tiempo, resguardadas por la tierra y las rocas. Estas <text:span text:style-name="Strong_20_Emphasis">icnitas</text:span>, como se conoce a las huellas fosilizadas, están grabadas sobre <text:span text:style-name="Strong_20_Emphasis">arcillas rojas areniscas</text:span>, en una superficie de aproximadamente <text:span text:style-name="Strong_20_Emphasis">20 metros cuadrados</text:span>, un pequeño tesoro geológico que nos conecta con un pasado lejano.</text:p>
      <text:p text:style-name="Text_20_body">Las huellas, atribuidas a un <text:span text:style-name="Strong_20_Emphasis">arcosaurio de hace 230 millones de años</text:span>, se presentan en tres marcas alargadas: dos laterales de <text:span text:style-name="Strong_20_Emphasis">33 cm</text:span> y una central de <text:span text:style-name="Strong_20_Emphasis">19 cm</text:span>. Estas huellas, impresas en el terreno húmedo de un antiguo lecho de río o laguna, nos cuentan una historia de <text:span text:style-name="Strong_20_Emphasis">movimiento y vida prehistórica</text:span>.</text:p>
      <text:p text:style-name="Text_20_body"><text:span text:style-name="Strong_20_Emphasis">Sugerencia de imagen</text:span>: Una foto cercana de huellas fósiles en un terreno rojizo, resaltando su forma y disposición.</text:p>
      <text:h text:style-name="Heading_20_4" text:outline-level="4">La Laguna de la Vida Prehistórica: Un Viaje Inolvidable</text:h>
      <text:p text:style-name="Text_20_body">Hoy, en este rincón de <text:span text:style-name="Strong_20_Emphasis">Jaén</text:span>, las huellas permanecen protegidas, resguardadas bajo una <text:span text:style-name="Strong_20_Emphasis">cabaña que las conserva</text:span> para las generaciones futuras. El <text:span text:style-name="Strong_20_Emphasis">parque temático de Santisteban del Puerto</text:span> permite a los visitantes recorrer este impresionante yacimiento, una experiencia que no solo evoca el pasado, sino que lo hace <text:span text:style-name="Strong_20_Emphasis">tangible</text:span>. Paneles informativos, una <text:span text:style-name="Strong_20_Emphasis">recreación de un dinosaurio</text:span> similar a los que dejaron sus huellas, y el sonido del viento en el paisaje, te sumergen en una <text:span text:style-name="Strong_20_Emphasis">atmósfera única</text:span>.</text:p>
      <text:p text:style-name="Text_20_body">El parque, declarado <text:span text:style-name="Strong_20_Emphasis">Monumento Natural</text:span> por la Junta de Andalucía en 2001, no es solo un lugar de estudio y conservación, sino un punto de <text:span text:style-name="Strong_20_Emphasis">encuentro entre el presente y el pasado</text:span>. Aquí, entre las huellas y las piedras, el viajero puede sentir la emoción de ser parte de una <text:span text:style-name="Strong_20_Emphasis">historia ancestral</text:span>.</text:p>
      <text:p text:style-name="Text_20_body"><text:span text:style-name="Strong_20_Emphasis">Sugerencia de imagen</text:span>: Una vista del parque temático, con la cabaña de protección y un modelo de dinosaurio al aire libre.</text:p>
      <text:h text:style-name="Heading_20_4" text:outline-level="4">Conclusión: Un Recordatorio del Pasado</text:h>
      <text:p text:style-name="Text_20_body">Las <text:span text:style-name="Strong_20_Emphasis">Huellas de Dinosaurios</text:span> nos invitan a imaginar ese tiempo lejano, a escuchar el <text:span text:style-name="Strong_20_Emphasis">eco de los pasos</text:span> de los gigantes del pasado, y a entender, con la mente y el corazón, lo inmenso que fue su <text:span text:style-name="Strong_20_Emphasis">presencia</text:span>. <text:soft-page-break/>Este pequeño rincón de la Tierra es mucho más que un <text:span text:style-name="Strong_20_Emphasis">monumento geológico</text:span>: es un recordatorio de que el pasado sigue vivo, y que, a través de su huella, <text:span text:style-name="Strong_20_Emphasis">el tiempo nos habla</text:span>.</text:p>
      <text:p text:style-name="Text_20_body">&lt;<text:span text:style-name="T18">otra imagen del parque&gt;</text:span></text:p>
      <text:p text:style-name="P22"><text:span text:style-name="Strong_20_Emphasis"/></text:p>
      <text:p text:style-name="P20"><text:span text:style-name="Strong_20_Emphasis"/></text:p>
      <text:p text:style-name="P17"/>
      <text:list text:continue-numbering="true" text:style-name="L1">
        <text:list-header>
          <text:p text:style-name="P58"/>
        </text:list-header>
      </text:list>
      <text:h text:style-name="P18" text:outline-level="3"><text:span text:style-name="Strong_20_Emphasis">Laguna Grande: Un Refugio Natural Entre el Hombre y la Tierra</text:span></text:h>
      <text:p text:style-name="Text_20_body">En el suroeste de Baeza, a unos 35 km de Jaén, se encuentra uno de los parajes naturales más emblemáticos de la provincia: <text:span text:style-name="Strong_20_Emphasis">Laguna Grande</text:span>. Este paraje, declarado <text:span text:style-name="Strong_20_Emphasis">Bien de Interés Cultural</text:span> y protegido como <text:span text:style-name="Strong_20_Emphasis">Espacio de Interés Protegido</text:span> (INP) y <text:span text:style-name="Strong_20_Emphasis">Lugar de Interés Comunitario</text:span> (LIC), es un testimonio de cómo la mano del hombre, en su afán por transformar el paisaje, ha dado lugar a un ecosistema único. Con una superficie de 206 hectáreas, Laguna Grande alberga la mayor laguna de agua dulce de Jaén, un rincón de belleza y biodiversidad que se extiende sobre depósitos de arcillas rojas y costras calcáreas, a 380 metros sobre el nivel del mar.</text:p>
      <text:p text:style-name="Text_20_body">&lt;<text:span text:style-name="T18">imagen laguna grande panoramica&gt;</text:span></text:p>
      <text:h text:style-name="Heading_20_4" text:outline-level="4"><text:span text:style-name="Strong_20_Emphasis">Una Creación Humana en Armonía con la Naturaleza</text:span></text:h>
      <text:p text:style-name="Text_20_body">La laguna tiene un origen antrópico, producto de actividades humanas pasadas, principalmente vinculadas al riego de olivares. Aunque el agua de la laguna no se utiliza actualmente para la agricultura, sigue siendo un almacén natural, cuyo ciclo hídrico está ligado al <text:span text:style-name="Strong_20_Emphasis">río Torres</text:span>. A lo largo del año, sus aguas presentan fluctuaciones en la salinidad, variando entre 0,5 y 1 g/l, lo que crea un ambiente hidroquímico único y en constante cambio. Este sistema de aguas alimentadas artificialmente, en combinación con su ubicación geológica, otorgan a la laguna una biodiversidad notable.</text:p>
      <text:p text:style-name="Text_20_body">&lt;<text:span text:style-name="T18">imagen laguna donde se vea bien el agua&gt;</text:span></text:p>
      <text:h text:style-name="Heading_20_4" text:outline-level="4"><text:span text:style-name="Strong_20_Emphasis">Un Ecosistema Rico y Diverso</text:span></text:h>
      <text:p text:style-name="Text_20_body">El paisaje que rodea Laguna Grande es testigo de un equilibrio entre la intervención humana y la naturaleza salvaje. Los campos de olivos, dominantes en la zona, se mezclan con restos de la vegetación original: acebuches, encinas y fresnos que aún perviven en el lugar. A su alrededor, la vegetación palustre de carrizos, espadañas y juncos se extiende por las orillas de la laguna, ofreciendo refugio a una gran variedad de especies de flora y fauna.</text:p>
      <text:p text:style-name="Text_20_body">La fauna de Laguna Grande es especialmente rica en <text:span text:style-name="Strong_20_Emphasis">aves acuáticas</text:span>. Entre ellas destacan la <text:span text:style-name="Strong_20_Emphasis">polla de agua</text:span>, que nidifica en la laguna, la <text:span text:style-name="Strong_20_Emphasis">cerceta común</text:span>, el <text:span text:style-name="Strong_20_Emphasis">ánade real</text:span> y el <text:span text:style-name="Strong_20_Emphasis">pato cuchara</text:span>. Estos y otros visitantes encuentran en Laguna Grande un refugio ideal, sobre todo en verano, cuando muchas de las lagunas naturales de la provincia se secan. Durante esta estación, el paraje se convierte en un oasis para las aves migratorias que buscan alimento y cobijo.</text:p>
      <text:p text:style-name="Text_20_body">&lt;<text:span text:style-name="T18">polla de agua&gt;</text:span></text:p>
      <text:p text:style-name="Text_20_body">Además de las aves, la laguna alberga una diversa fauna terrestre. Mamíferos como <text:span text:style-name="Strong_20_Emphasis">jinetas</text:span>, <text:span text:style-name="Strong_20_Emphasis">tejones</text:span>, <text:span text:style-name="Strong_20_Emphasis">ciervos</text:span> y <text:span text:style-name="Strong_20_Emphasis">jabalíes</text:span> habitan sus alrededores, mientras que en los canales y zonas húmedas se pueden observar <text:span text:style-name="Strong_20_Emphasis">anfibios</text:span> como el <text:span text:style-name="Strong_20_Emphasis">gallipato</text:span>, la <text:span text:style-name="Strong_20_Emphasis">ranita meridional</text:span> y el <text:span text:style-name="Strong_20_Emphasis">sapo común</text:span>. La riqueza biológica del lugar lo convierte en un punto clave para el estudio y la conservación de especies.</text:p>
      <text:h text:style-name="Heading_20_4" text:outline-level="4"><text:soft-page-break/><text:span text:style-name="Strong_20_Emphasis">Un Viaje a Través del Tiempo y la Naturaleza</text:span></text:h>
      <text:p text:style-name="Text_20_body">Aunque el paisaje ha sido moldeado por la actividad humana, la relación entre el hombre y este entorno no se limita al presente. En el siglo XIX, la creación de la laguna se orientó a satisfacer las necesidades de riego de los campos de olivos circundantes. Esta intervención, lejos de destruir el ecosistema local, dio lugar a un hábitat natural de gran valor ecológico, con un <text:span text:style-name="Strong_20_Emphasis">grado de conservación elevado</text:span> que lo convierte en uno de los humedales más importantes de la provincia.</text:p>
      <text:p text:style-name="Text_20_body">Además de su singularidad ecológica, Laguna Grande también alberga <text:span text:style-name="Strong_20_Emphasis">instalaciones recreativas</text:span> que atraen a lugareños y visitantes por igual. Tanto los habitantes del <text:span text:style-name="Strong_20_Emphasis">Puente del Obispo</text:span> como los de <text:span text:style-name="Strong_20_Emphasis">Baeza</text:span> disfrutan de este rincón de naturaleza para sus momentos de ocio. Desde las orillas de la laguna, el visitante puede contemplar la rica diversidad de aves que habitan en ella, y, con un poco de suerte, descubrir los nidos colgantes del <text:span text:style-name="Strong_20_Emphasis">pájaro moscón</text:span>, una especie especialmente escasa y fascinante.</text:p>
      <text:p text:style-name="Text_20_body">&lt;<text:span text:style-name="T18">pajaro moscón&gt;</text:span></text:p>
      <text:h text:style-name="Heading_20_4" text:outline-level="4"><text:span text:style-name="Strong_20_Emphasis">Un Lugar de Paz y Reflexión</text:span></text:h>
      <text:p text:style-name="Text_20_body">Laguna Grande es, más que un simple paraje natural, un espacio donde la historia, la cultura y la naturaleza se entrelazan en perfecta armonía. Su agua, sus aves y su paisaje invitan a reflexionar sobre cómo la intervención humana puede ser, no solo respetuosa con la naturaleza, sino también una oportunidad para la creación de nuevos ecosistemas. Hoy en día, este monumento natural no solo es un espacio protegido, sino un refugio para todos aquellos que buscan conexión con la naturaleza y el alma de Jaén.</text:p>
      <text:p text:style-name="Text_20_body">&lt;<text:span text:style-name="T18">imagen de la lago grande&gt;</text:span></text:p>
      <text:list text:continue-numbering="true" text:style-name="L1">
        <text:list-header>
          <text:p text:style-name="P58"/>
          <text:p text:style-name="P59"/>
        </text:list-header>
      </text:list>
      <text:p text:style-name="P20"><text:span text:style-name="Strong_20_Emphasis">Alto Guadalquivir: Un Refugio de Biodiversidad y Belleza Natural</text:span></text:p>
      <text:p text:style-name="Text_20_body">Situado en el corazón de la provincia de Jaén, Andalucía, el Paraje Natural Alto Guadalquivir es un espacio de extraordinaria belleza y diversidad biológica. A orillas del río Guadalquivir, se extiende a lo largo de 663 hectáreas y abarca varios términos municipales, entre los que se encuentran Cazorla, Jódar, Úbeda, Peal de Becerro y Torreperogil. Un lugar donde la naturaleza se fusiona con el legado histórico, el Alto Guadalquivir es un refugio único para una gran variedad de especies y un testigo de la transformación del paisaje a lo largo de las décadas.</text:p>
      <text:p text:style-name="Text_20_body">&lt;<text:span text:style-name="T18">imagen panoramica Alto Guadalquivir&gt;</text:span></text:p>
      <text:h text:style-name="Heading_20_3" text:outline-level="3">Un Paisaje de Agua y Vida</text:h>
      <text:p text:style-name="Text_20_body">El paraje está marcado por la presencia de tres embalses principales: <text:span text:style-name="Strong_20_Emphasis">Puente de la Cerrada</text:span>, <text:span text:style-name="Strong_20_Emphasis">Doña Aldonza</text:span> y <text:span text:style-name="Strong_20_Emphasis">Pedro Marín</text:span>, que forman un conjunto de humedales artificiales cuyas aguas están rodeadas por un cinturón de vegetación palustre. Estos embalses fueron creados en los años 50 con fines hidroeléctricos, pero hoy en día son testigos de un ecosistema en constante transformación, donde la vegetación acuática crece y se extiende, y la fauna se adapta a las dinámicas del agua.</text:p>
      <text:p text:style-name="Text_20_body">El área ha sufrido un proceso de colmatación a lo largo de los años, pero este fenómeno no ha hecho más que enriquecer la biodiversidad de la zona. Los humedales, ahora rebosantes de vida, son un reflejo del constante renacer de la naturaleza, que con esfuerzo y resiliencia ha vuelto a dominar estos paisajes.</text:p>
      <text:p text:style-name="Text_20_body">&lt;<text:span text:style-name="T18">Foto de algun embalse Puente de la Cerrada, Doña Aldonza o Pedro Martrin&gt;</text:span></text:p>
      <text:h text:style-name="Heading_20_3" text:outline-level="3">Vegetación y Fauna: Un Refugio para las Aves</text:h>
      <text:p text:style-name="Text_20_body">La vegetación de la zona es un claro ejemplo de la adaptación del medio a las condiciones acuáticas y terrestres. En los humedales, predominan las <text:span text:style-name="Strong_20_Emphasis">eneas</text:span>, <text:span text:style-name="Strong_20_Emphasis">carrizos</text:span> y <text:span text:style-name="Strong_20_Emphasis">cañas</text:span>, que se entrelazan con juncos, bayuncos y <text:span text:style-name="Strong_20_Emphasis">tarajes</text:span>, creando un paisaje palustre único. En las riberas de los embalses, los <text:span text:style-name="Strong_20_Emphasis">álamos</text:span>, <text:span text:style-name="Strong_20_Emphasis">sauces</text:span> y <text:span text:style-name="Strong_20_Emphasis">fresnos</text:span> dominan el entorno, ofreciendo sombra y frescor a todo el paraje.</text:p>
      <text:p text:style-name="Text_20_body">La fauna que habita en el Alto Guadalquivir es, sin lugar a dudas, uno de los mayores tesoros de este espacio natural. El paraje se ha convertido en un santuario para aves acuáticas, especialmente para aquellas especies migratorias y nidificantes. Entre ellas, destacan el <text:span text:style-name="Strong_20_Emphasis">calamón</text:span> (Porphyrio porphyrio), un ave de colores vibrantes y morfología única, y el <text:span text:style-name="Strong_20_Emphasis">aguilucho lagunero</text:span> (Circus aeruginosus), que anida en las zonas húmedas del paraje.</text:p>
      <text:p text:style-name="Text_20_body">&lt;<text:span text:style-name="T18">calamón&gt;</text:span></text:p>
      <text:p text:style-name="Text_20_body">Además, este espacio natural alberga a una amplia variedad de especies de patos y ánades, como el <text:span text:style-name="Strong_20_Emphasis">ánade real</text:span> (Anas platyrhynchos), el <text:span text:style-name="Strong_20_Emphasis">pato cuchara</text:span> (Anas clypeata), el <text:span text:style-name="Strong_20_Emphasis">porrón común</text:span> (Aythya ferina), y el <text:span text:style-name="Strong_20_Emphasis">ánade silbón</text:span> (Anas penelope), entre otros. La presencia de la <text:span text:style-name="Strong_20_Emphasis">malvasía cabeciblanca</text:span> (Oxyura leucocephala), en invernada y paso, también contribuye a la riqueza de esta zona, que es un importante punto de paso para las aves migratorias.</text:p>
      <text:p text:style-name="Text_20_body"><text:soft-page-break/>La observación de las <text:span text:style-name="Strong_20_Emphasis">garzas imperiales</text:span> (Ardea purpurea) y <text:span text:style-name="Strong_20_Emphasis">garzas reales</text:span> (Ardea cinerea) es también una experiencia común en este rincón natural, donde la tranquilidad del entorno invita a contemplar la majestuosidad de estos grandes voladores.</text:p>
      <text:p text:style-name="Text_20_body">&lt;<text:span text:style-name="T18">garza imperial&gt;</text:span></text:p>
      <text:h text:style-name="Heading_20_3" text:outline-level="3">Desafíos y Conservación</text:h>
      <text:p text:style-name="Text_20_body">El Paraje Natural Alto Guadalquivir, a pesar de su belleza y riqueza natural, enfrenta varios retos que amenazan su preservación. Entre los principales problemas se encuentran los frecuentes <text:span text:style-name="Strong_20_Emphasis">incendios forestales</text:span> que afectan a los bosques de ribera, la <text:span text:style-name="Strong_20_Emphasis">erosión de los suelos</text:span>, producto de un relieve accidentado y precipitaciones irregulares, y la <text:span text:style-name="Strong_20_Emphasis">contaminación del agua</text:span> por residuos agrícolas.</text:p>
      <text:p text:style-name="Text_20_body">La sedimentación en los embalses, causada por la erosión y el arrastre de lodos, ha alterado la calidad del agua, lo que afecta tanto a las especies acuáticas como a las terrestres. Sin embargo, el paraje ha sido protegido y conservado gracias a su declaración como <text:span text:style-name="Strong_20_Emphasis">Espacio Natural Protegido</text:span> en 1989 y su inclusión en el <text:span text:style-name="Strong_20_Emphasis">Inventario de Andalucía</text:span>. Además, desde 2002, es una <text:span text:style-name="Strong_20_Emphasis">Zona de Especial Protección para las Aves (ZEPA)</text:span>, y está propuesto como <text:span text:style-name="Strong_20_Emphasis">Lugar de Interés Comunitario (LIC)</text:span>, lo que refuerza los esfuerzos para su conservación y protección.</text:p>
      <text:p text:style-name="Text_20_body">&lt;<text:span text:style-name="T18">foto incendio forestal&gt;</text:span></text:p>
      <text:h text:style-name="Heading_20_3" text:outline-level="3">Un Lugar de Encuentro entre el Hombre y la Naturaleza</text:h>
      <text:p text:style-name="Text_20_body">El Alto Guadalquivir no solo es un refugio para la fauna y la flora, sino también un lugar que invita al visitante a conectar con la naturaleza en su estado más puro. A pesar de los desafíos, el paraje sigue siendo un ejemplo de la resiliencia de la naturaleza, y su conservación es esencial para que las generaciones futuras puedan seguir disfrutando de su extraordinaria biodiversidad.</text:p>
      <text:p text:style-name="Text_20_body">Recorrer los embalses de <text:span text:style-name="Strong_20_Emphasis">Doña Aldonza</text:span>, <text:span text:style-name="Strong_20_Emphasis">Puente de la Cerrada</text:span> y <text:span text:style-name="Strong_20_Emphasis">Pedro Marín</text:span>, rodeados de vegetación palustre y el canto de las aves, es una experiencia única que permite al viajero adentrarse en un ecosistema singular, donde el hombre y la naturaleza coexisten en un equilibrio delicado.</text:p>
      <text:p text:style-name="Text_20_body">En este espacio natural, el río Guadalquivir no solo es un curso de agua, sino el corazón de un ecosistema que late al ritmo de la vida, donde las huellas de la historia se mezclan con los susurros de la naturaleza.</text:p>
      <text:p text:style-name="Text_20_body">&lt;<text:span text:style-name="T18">Imagen/video de gente en alto guadalquivir&gt;</text:span></text:p>
      <text:p text:style-name="P19"/>
      <text:p text:style-name="P19"/>
      <text:p text:style-name="P17"/>
      <text:p text:style-name="P28"><text:span text:style-name="Strong_20_Emphasis">Sierra de Cazorla, Segura y Las Villas: Un Tesoro Natural de Andalucía</text:span></text:p>
      <text:p text:style-name="P29"><text:span text:style-name="Strong_20_Emphasis"><text:span text:style-name="T25">Un lugar que debes visitar</text:span></text:span></text:p>
      <text:p text:style-name="Text_20_body">El Parque Natural de las Sierras de Cazorla, Segura y Las Villas es uno de los espacios más destacados de Andalucía, situado en el noreste de la provincia de Jaén, España. Con una extensión de 214,336 hectáreas, es el mayor espacio protegido del país y el segundo más grande de Europa. Este paraje natural fue declarado Reserva de la Biosfera por la UNESCO en 1983 y, tres años después, Parque Natural, consolidando su importancia ecológica y su relevancia para la conservación del medio ambiente. Además, en 1988 fue reconocida como Zona de Especial Protección para las Aves (ZEPA), lo que subraya su riqueza en biodiversidad.</text:p>
      <text:p text:style-name="P36">&lt;<text:span text:style-name="T18">imagen panoramica de </text:span><text:span text:style-name="Strong_20_Emphasis"><text:span text:style-name="T4">El Parque Natural de las Sierras de Cazorla, Segura y Las Villas&gt;</text:span></text:span></text:p>
      <text:p text:style-name="Text_20_body"><text:span text:style-name="Strong_20_Emphasis">Un Paisaje y Biodiversidad Inigualables</text:span></text:p>
      <text:p text:style-name="Text_20_body">El parque es una joya natural no solo por su paisaje montañoso, sino también por la abundante flora y fauna que alberga. La coexistencia con actividades económicas, como la agricultura y el pastoreo, permite que el parque se mantenga como un espacio vivo y productivo, sin que la conservación de la naturaleza se vea comprometida.</text:p>
      <text:p text:style-name="Text_20_body">&lt;<text:span text:style-name="T19">imagen pastores jaen/sierra de cazorla&gt;</text:span></text:p>
      <text:p text:style-name="Text_20_body">Este parque natural abarca 23 municipios, con una población cercana a los 80,000 habitantes. Su entorno ofrece una combinación única de belleza paisajística y valor cultural, siendo una de las zonas naturales más visitadas de toda España.</text:p>
      <text:p text:style-name="Text_20_body"><text:span text:style-name="Strong_20_Emphasis">Geografía y Orografía: Un Relieve Variado y Majestuoso</text:span></text:p>
      <text:p text:style-name="Text_20_body">Las Sierras de Cazorla, Segura y Las Villas están ubicadas en el sistema Prebético, conectando con la Sierra Morena en su parte noroccidental. La orografía del parque es variada, con montañas que van desde los 500 metros sobre el nivel del mar hasta los 2,107 metros del Cerro de las Empanadas, el punto más alto. El relieve está marcado por calares que limitan profundos cañones, creando un paisaje de gran espectacularidad. Entre las formaciones más destacadas se encuentran el Yelmo (1,809 m), el calar del Cobo (1,796 m), y la Sierra de Las Villas, cuyos picos superan los 1,700 metros.</text:p>
      <text:p text:style-name="Text_20_body">&lt;<text:span text:style-name="T19">otra panoramica del parque&gt;</text:span></text:p>
      <text:p text:style-name="Text_20_body"><text:span text:style-name="Strong_20_Emphasis">Hidrografía: Los Ríos que Dan Vida al Territorio</text:span></text:p>
      <text:p text:style-name="Text_20_body">El agua es uno de los elementos fundamentales del parque, pues de este conjunto montañoso nacen dos de los ríos más importantes del sur de España: el río Guadalquivir y el río Segura. El Guadalquivir tiene su origen en la Cañada de las Fuentes, mientras que el Segura brota en la Fuente Segura, a 1,413 metros de altura. Ambos ríos dan vida a numerosos afluentes y embalses dentro del parque, como el embalse de Anchuricas, el de Tranco y el de La Bolera.</text:p>
      <text:p text:style-name="Text_20_body">Las cascadas del parque, como la de La Osera (la más alta de Andalucía, con 132 metros), la de Chorrogil y la de Palomera, son otros de los encantos naturales que enriquecen este paraje.</text:p>
      <text:p text:style-name="Text_20_body"><text:soft-page-break/>&lt;<text:span text:style-name="T19">imagen de rios del parque &gt;</text:span></text:p>
      <text:p text:style-name="Text_20_body"><text:span text:style-name="Strong_20_Emphasis">Comarcas y Municipios: El Corazón de la Provincia de Jaén</text:span></text:p>
      <text:p text:style-name="Text_20_body">El parque se distribuye entre tres comarcas de la provincia de Jaén: la Comarca de Sierra de Cazorla, con un 40% de su territorio dentro del parque; la Comarca de Sierra de Segura, que ocupa el 90% del parque y conforma el 70% de su extensión; y la Comarca de Las Villas, con el 10% restante. Los municipios que forman parte de estas comarcas incluyen Beas de Segura, Cazorla, Hornos, Quesada, Peal de Becerro, La Iruela y Segura de la Sierra, entre otros.</text:p>
      <text:p text:style-name="Text_20_body"><text:span text:style-name="Strong_20_Emphasis">Parajes Naturales: Formaciones Kársticas y Monumentos Naturales</text:span></text:p>
      <text:p text:style-name="Text_20_body">El parque es famoso por sus monumentos naturales formados por la disolución del agua sobre la roca caliza. Lugares como la Cerrada de Elías y el Salto de los Órganos, en el río Borosa, ofrecen formaciones espectaculares de piedra caliza que parecen esculpidas por la naturaleza misma. Otros parajes notables incluyen la Toba, una espectacular formación de travertino blanco, y las cuevas de los Anguijones, en el embalse de Anchuricas, que parecen ser el hogar de gigantes de piedra.</text:p>
      <text:p text:style-name="Text_20_body">&lt;<text:span text:style-name="T19">imagen Cerrada de Elías&gt;</text:span></text:p>
      <text:p text:style-name="Text_20_body"><text:span text:style-name="Strong_20_Emphasis">Flora: Un Bosque Diverso y Único</text:span></text:p>
      <text:p text:style-name="Text_20_body">El Parque Natural de las Sierras de Cazorla, Segura y Las Villas alberga la mayor extensión de pinares de toda España, con representaciones de cuatro de las seis especies ibéricas de pinos. Entre ellas destaca el pino salgareño (Pinus nigra), que se distribuye en zonas altas y medias del parque, con algunos de los árboles más viejos del país. La abundancia de precipitaciones ha favorecido el desarrollo de una flora rica y variada, que incluye bosques de pino carrasco, encinas, quejigos y milenarios tejos y acebos, especies raras en Andalucía.</text:p>
      <text:p text:style-name="Text_20_body">El parque también cuenta con una gran cantidad de especies endémicas, como la violeta de Cazorla, la planta carnívora <text:span text:style-name="Emphasis">Pinguicula vallisnerifolia</text:span>, y la <text:span text:style-name="Emphasis">Rivasmartinezia cazorlana</text:span>, que es exclusiva de esta región. El Jardín Botánico Torre del Vinagre es el lugar ideal para conocer las plantas más representativas del parque.</text:p>
      <text:p text:style-name="P37">&lt; <text:span text:style-name="Emphasis">Rivasmartinezia cazorlana&gt;</text:span></text:p>
      <text:p text:style-name="P37"><text:span text:style-name="Emphasis"/></text:p>
      <text:p text:style-name="P44"><text:span text:style-name="Emphasis"><text:span text:style-name="T26">Fauna: Refugio para muchas especies.</text:span></text:span></text:p>
      <text:p text:style-name="P44"><text:span text:style-name="Emphasis">El Parque Natural de las Sierras de Cazorla, Segura y Las Villas es un refugio para una fauna diversa y emblemática. Entre los mamíferos destacan especies como los </text:span><text:span text:style-name="Emphasis"><text:span text:style-name="Strong_20_Emphasis">ciervos</text:span></text:span><text:span text:style-name="Emphasis">, las </text:span><text:span text:style-name="Emphasis"><text:span text:style-name="Strong_20_Emphasis">cabras montesas</text:span></text:span><text:span text:style-name="Emphasis">, los </text:span><text:span text:style-name="Emphasis"><text:span text:style-name="Strong_20_Emphasis">zorros</text:span></text:span><text:span text:style-name="Emphasis"> y los </text:span><text:span text:style-name="Emphasis"><text:span text:style-name="Strong_20_Emphasis">jabalíes</text:span></text:span><text:span text:style-name="Emphasis">, junto con poblaciones introducidas de </text:span><text:span text:style-name="Emphasis"><text:span text:style-name="Strong_20_Emphasis">muflones</text:span></text:span><text:span text:style-name="Emphasis"> y </text:span><text:span text:style-name="Emphasis"><text:span text:style-name="Strong_20_Emphasis">gamos</text:span></text:span><text:span text:style-name="Emphasis"> con fines cinegéticos. La </text:span><text:span text:style-name="Emphasis"><text:span text:style-name="Strong_20_Emphasis">cabra montés</text:span></text:span><text:span text:style-name="Emphasis">, símbolo del parque, experimentó un auge gracias al </text:span><text:span text:style-name="Emphasis"><text:span text:style-name="Strong_20_Emphasis">Coto Nacional de Caza</text:span></text:span><text:span text:style-name="Emphasis">, alcanzando los 11,000 ejemplares en 1988, pero una epidemia de sarna redujo drásticamente su población a unos 500 individuos en la actualidad.</text:span></text:p>
      <text:p text:style-name="Text_20_body">En las alturas del parque, las aves ocupan un lugar destacado, con especies icónicas como el <text:span text:style-name="Strong_20_Emphasis">buitre leonado</text:span>, el <text:span text:style-name="Strong_20_Emphasis">águila real</text:span> y el <text:span text:style-name="Strong_20_Emphasis">quebrantahuesos</text:span>, que está siendo reintroducido con éxito. También es posible avistar al <text:span text:style-name="Strong_20_Emphasis">alimoche</text:span>, un carroñero de gran importancia ecológica. Entre los reptiles, el parque <text:soft-page-break/>alberga especies exclusivas como la <text:span text:style-name="Strong_20_Emphasis">lagartija de Valverde</text:span>, el <text:span text:style-name="Strong_20_Emphasis">lagarto ocelado</text:span> y la <text:span text:style-name="Strong_20_Emphasis">víbora hocicuda</text:span>, representando la riqueza herpetológica de la región.</text:p>
      <text:p text:style-name="Text_20_body">Desafortunadamente, algunas especies han desaparecido debido a la caza y el uso de cebos envenenados, como el <text:span text:style-name="Strong_20_Emphasis">lobo</text:span>, el <text:span text:style-name="Strong_20_Emphasis">oso pardo</text:span>, el <text:span text:style-name="Strong_20_Emphasis">corzo</text:span>, el <text:span text:style-name="Strong_20_Emphasis">lince ibérico</text:span> y el <text:span text:style-name="Strong_20_Emphasis">buitre negro</text:span>, que aún perduran en las crónicas históricas de la zona. A pesar de estas pérdidas, el parque sigue siendo un santuario para la biodiversidad y un lugar clave para la conservación de especies en España.</text:p>
      <text:p text:style-name="P44"><text:span text:style-name="Emphasis"/></text:p>
      <text:p text:style-name="P37"><text:span text:style-name="Emphasis"/></text:p>
      <text:p text:style-name="Text_20_body"><text:span text:style-name="Strong_20_Emphasis">Un Destino </text:span><text:span text:style-name="Strong_20_Emphasis"><text:span text:style-name="T26">que no puedes perderte</text:span></text:span></text:p>
      <text:p text:style-name="Text_20_body">La grandeza del Parque Natural de las Sierras de Cazorla, Segura y Las Villas no solo radica en su tamaño o en la variedad de sus paisajes, sino en su capacidad para integrar la naturaleza con las tradiciones y la cultura de los municipios que lo rodean. Desde su riqueza biológica hasta su impresionante geografía, este parque es un auténtico tesoro natural que merece ser visitado y preservado para las futuras generaciones.</text:p>
      <text:p text:style-name="P26">&lt;<text:span text:style-name="T19">imagen video parque sierra de cazorla&gt;</text:span></text:p>
      <text:p text:style-name="P26"/>
      <text:p text:style-name="P27"><text:span text:style-name="Strong_20_Emphasis">La Laguna del Chinche: Un Refugio Natural de Andalucía</text:span></text:p>
      <text:p text:style-name="P30"><text:span text:style-name="Strong_20_Emphasis"><text:span text:style-name="T27">Pequeño rincón natural</text:span></text:span></text:p>
      <text:p text:style-name="Text_20_body">La Laguna del Chinche, situada en el suroeste de la provincia de Jaén, España, es un espacio natural protegido desde 1989, que se extiende sobre 7 hectáreas de reserva natural. Este pequeño paraje natural, de gran valor ecológico, es hogar de una diversa fauna, incluyendo especies como el conejo, reptiles y diversas aves acuáticas, algunas de ellas en peligro de extinción. La laguna forma parte de un entorno único, que alberga una gran biodiversidad y cuya conservación es de suma importancia para la región.</text:p>
      <text:p text:style-name="Text_20_body">&lt;<text:span text:style-name="T19">panoramica laguna de chinche&gt;</text:span></text:p>
      <text:p text:style-name="Text_20_body"><text:span text:style-name="Strong_20_Emphasis">Geografía y Origen: Un Ecosistema Especial</text:span></text:p>
      <text:p text:style-name="Text_20_body">La Laguna del Chinche se encuentra a pocos kilómetros del municipio de Alcaudete, limitando con la provincia de Córdoba, en una zona de relieve ondulado y vulnerable a la erosión. La laguna tiene un alto contenido salino debido a los materiales de su substrato, que está formado principalmente por arcillas y margas del triásico superior. La laguna se encuentra en una pequeña cuenca endorreica de aproximadamente 50 hectáreas, que se alimenta exclusivamente de la escorrentía superficial. En años de lluvia excepcional, la laguna recupera su carácter acuático, funcionando como un ecosistema efímero que se seca durante los periodos más secos del año.</text:p>
      <text:p text:style-name="Text_20_body">&lt;<text:span text:style-name="T20">imagen Alcaudete&gt;</text:span></text:p>
      <text:p text:style-name="Text_20_body"><text:span text:style-name="Strong_20_Emphasis">Biodiversidad y Fauna: Un Refugio para Especies en Peligro</text:span></text:p>
      <text:p text:style-name="Text_20_body">La laguna y sus alrededores tienen un gran valor ecológico, sirviendo de refugio para varias especies, entre ellas aves acuáticas migratorias como flamencos, cigüeñuelas y ánades reales, así como especies en peligro como la malvasía. Además, su entorno terrestre es hogar de fauna como el conejo y la perdiz roja. La vegetación palustre en la orilla ha sufrido un proceso de degradación, aunque aún se pueden encontrar algunas especies como el carrizo, la enea y el taraje.</text:p>
      <text:p text:style-name="Text_20_body">&lt;<text:span text:style-name="T20">flamencos&gt;</text:span></text:p>
      <text:p text:style-name="Text_20_body">La laguna forma parte de un sistema natural que incluye los cultivos de olivo que rodean la zona. Las grandes extensiones de terreno agrícola, en particular los olivares, conviven con la riqueza ecológica del área, manteniendo el equilibrio entre la naturaleza y las actividades humanas.</text:p>
      <text:p text:style-name="P38"/>
      <text:p text:style-name="Text_20_body"><text:span text:style-name="Strong_20_Emphasis">Un Lugar Ideal para el Senderismo</text:span></text:p>
      <text:p text:style-name="Text_20_body">La Laguna del Chinche es un lugar perfecto para los amantes del senderismo. Su belleza natural, junto a la tranquilidad de un entorno alejado de las grandes aglomeraciones, ofrece una experiencia única para quienes disfrutan de la naturaleza. En invierno, el lugar se convierte en un destino aún más especial, dado que es la mejor época para observar aves migratorias, como la malvasía, que encuentran en este espacio un refugio vital.</text:p>
      <text:p text:style-name="Text_20_body">&lt;<text:span text:style-name="T20">imagen laguna chinche montañas o senderistas&gt;</text:span></text:p>
      <text:p text:style-name="Text_20_body"><text:soft-page-break/><text:span text:style-name="Strong_20_Emphasis">Conservación y Protección: Un Espacio de Valor Incuestionable</text:span></text:p>
      <text:p text:style-name="Text_20_body">La importancia ecológica de la Laguna del Chinche ha llevado a su inclusión en el catálogo de espacios naturales protegidos, bajo la Orden de 22 de septiembre de 2010, que prorroga el Plan de Orientación de los Recursos Naturales de las Reservas Naturales Laguna Honda y Laguna Chinche. La salinidad de sus aguas y su capacidad para albergar fauna de gran valor hace que este ecosistema sea único en su género, por lo que su conservación es una prioridad para la comunidad.</text:p>
      <text:p text:style-name="Text_20_body">La Laguna del Chinche es, sin duda, un tesoro natural que, a pesar de su pequeño tamaño, alberga una enorme riqueza ecológica y cultural, convirtiéndose en un destino ideal para aquellos que buscan sumergirse en un entorno natural único en el corazón de Andalucía.</text:p>
      <text:p text:style-name="Text_20_body">&lt;<text:span text:style-name="T20">imagen panoramica laguna chinche&gt;</text:span></text:p>
      <text:p text:style-name="P26"/>
      <text:p text:style-name="P26"/>
      <text:p text:style-name="P27"><text:span text:style-name="Strong_20_Emphasis">La Laguna Honda: Un Refugio Natural en el Corazón de Andalucía</text:span></text:p>
      <text:p text:style-name="Text_20_body">La Laguna Honda se encuentra en el suroeste de la provincia de Jaén, dentro del municipio de Alcaudete, en un entorno que marca la transición entre las Cordilleras Béticas y la Depresión del Guadalquivir. Este espacio natural ha sido declarado Reserva Natural desde 1989 y abarca una superficie total de 152,98 hectáreas, distribuidas entre la zona de Reserva (10,88 ha) y la zona Periférica de Protección (142,10 ha). Además, la laguna forma parte de la Red Natura 2000 como Lugar de Importancia Comunitaria (LIC) y Zona Especial de Conservación (ZEC), con el código ES6160001, y está incluida en la Lista Ramsar por su valor ecológico.</text:p>
      <text:p text:style-name="Text_20_body">&lt;<text:span text:style-name="T20">panoramica laguna honda&gt;</text:span></text:p>
      <text:p text:style-name="Text_20_body"><text:span text:style-name="Strong_20_Emphasis">Geografía y Origen: Un Ecosistema Único</text:span></text:p>
      <text:p text:style-name="Text_20_body">La Laguna Honda es una pequeña laguna endorreica de carácter estepario que se inunda con las primeras lluvias de otoño, permaneciendo con una pequeña cantidad de agua hasta la primavera, gracias a los aportes de un arroyo que proviene de la Sierra de Orbes. Su cuenco tiene una forma semicircular y es poco profundo, con un alto grado de salinidad, lo que favorece la presencia de especies vegetales y animales adaptadas a estas condiciones extremas.</text:p>
      <text:p text:style-name="Text_20_body">La cuenca de la laguna abarca apenas 133,34 hectáreas, mientras que la cubeta de la laguna se extiende por 5 hectáreas. Su pequeño tamaño y las condiciones de salinidad crean un ambiente único que ha dado lugar a una vegetación escasa y adaptada, en la que predominan las eneas, los juncos y los carrizos, seguidos por algunas manchas discontinuas de tarajes. A medida que se aleja de la orilla, la vegetación se mezcla con los olivares que rodean el espacio.</text:p>
      <text:p text:style-name="Text_20_body">&lt;<text:span text:style-name="T20">otra imagen laguna honda&gt;</text:span></text:p>
      <text:p text:style-name="Text_20_body"><text:span text:style-name="Strong_20_Emphasis">Fauna: Un Refugio para Aves Acuáticas</text:span></text:p>
      <text:p text:style-name="Text_20_body">La Laguna Honda es un importante refugio para aves acuáticas, tanto residentes como migratorias. Entre las especies que habitan el área se encuentran el flamenco rosa, la gallineta, la focha común y la malvasía cabeciblanca. Algunas aves utilizan la laguna como hogar habitual, mientras que otras la visitan durante sus migraciones o para reponer fuerzas en sus largos viajes.</text:p>
      <text:p text:style-name="Text_20_body">&lt;<text:span text:style-name="T20">flamenco rosa&gt;</text:span></text:p>
      <text:p text:style-name="Text_20_body">El entorno de la laguna es ideal para la observación de estas especies, que encuentran en este humedal un hábitat adecuado para descansar y alimentarse. La presencia de aves acuáticas es uno de los principales atractivos de la Reserva Natural, especialmente durante los periodos migratorios.</text:p>
      <text:p text:style-name="Text_20_body"><text:span text:style-name="Strong_20_Emphasis">Accesibilidad y Visitas: Un Espacio Natural Abierto al Público</text:span></text:p>
      <text:p text:style-name="Text_20_body">El acceso a la Laguna Honda se realiza a través de un camino que parte de la estación de tren de Alcaudete, conectada a la Vía Verde del Aceite. Este sendero ofrece una forma cómoda y accesible para quienes desean explorar la zona y disfrutar de la naturaleza en su estado más puro.</text:p>
      <text:p text:style-name="Text_20_body">La reserva natural también se beneficia del Plan de Ordenación de los Recursos Naturales, aprobado en 2000, que regula las actividades en el área para garantizar la conservación de su biodiversidad y <text:soft-page-break/>paisajes. El espacio es uno de los pocos humedales en la provincia de Jaén, lo que lo convierte en un lugar destacado tanto a nivel regional como nacional.</text:p>
      <text:p text:style-name="Text_20_body">&lt;<text:span text:style-name="T20">imagen Via verde del aceite&gt;</text:span></text:p>
      <text:p text:style-name="Text_20_body"><text:span text:style-name="Strong_20_Emphasis">Conservación y Protección: Un Patrimonio Natural de Valor Incuestionable</text:span></text:p>
      <text:p text:style-name="Text_20_body">La Laguna Honda, junto con la Laguna Chinche, forma parte de un sistema de lagunas esteparias en el sur de la provincia de Jaén, cuyo alto grado de salinidad y la presencia de especies en peligro de extinción hacen que su conservación sea vital. A través de su inclusión en la Red Natura 2000 y en la Lista Ramsar, el espacio recibe protección internacional para preservar su valor ecológico.</text:p>
      <text:p text:style-name="Text_20_body">Este entorno único no solo es un paraíso para las aves y fauna acuática, sino también un lugar de gran importancia para el equilibrio ecológico de la región. La conservación de la Laguna Honda es clave para mantener la biodiversidad de la zona y proteger este valioso ecosistema para las futuras generaciones.</text:p>
      <text:p text:style-name="Text_20_body">&lt;<text:span text:style-name="T20">imagen aves laguna honda&gt;</text:span></text:p>
      <text:p text:style-name="Text_20_body">En resumen, la Laguna Honda es un refugio natural indispensable en la provincia de Jaén, un lugar de gran belleza y valor ecológico que, a través de su protección, continúa siendo un ejemplo de la riqueza natural de Andalucía.</text:p>
      <text:p text:style-name="P26"/>
      <text:p text:style-name="P45"><text:span text:style-name="Strong_20_Emphasis">Monte La Sierra: Parque Periurbano de Jaén</text:span></text:p>
      <text:p text:style-name="P46"><text:span text:style-name="Strong_20_Emphasis"><text:span text:style-name="T28">Un parque cercano ideal.</text:span></text:span></text:p>
      <text:p text:style-name="Text_20_body">El Parque Periurbano Monte La Sierra, situado a unos 12 kilómetros al sur de Jaén, es un espacio natural que ofrece un respiro ecológico y recreativo a los habitantes de la capital y a los visitantes. Este parque fue declarado como tal en 1991 por la Junta de Andalucía y abarca una extensión de 2,720 hectáreas que se extienden desde Otíñar hasta el embalse del Quiebrajano. Gracias a su proximidad a la ciudad, Monte La Sierra se ha consolidado como un destino de ocio y esparcimiento, ideal para aquellos que buscan disfrutar de la naturaleza sin alejarse demasiado del entorno urbano.</text:p>
      <text:p text:style-name="Text_20_body">&lt;<text:span text:style-name="T21">imagen panoramica Monte La sierra&gt;</text:span></text:p>
      <text:p text:style-name="Text_20_body"><text:span text:style-name="Strong_20_Emphasis">Características Naturales y Paisajísticas</text:span></text:p>
      <text:p text:style-name="Text_20_body">El paisaje del parque es variado y fascinante. Está surcado por dos valles importantes: el del río Quiebrajano y la Cañada de las Hazadillas, que aportan un carácter único al espacio. En el primer valle, se encuentra el Mirador del Vitor, desde donde se pueden apreciar vistas panorámicas espectaculares. Además, en esta área se halla un dolmen de la época Paleolítica, lo que añade un valor histórico al parque. En el segundo valle, la Cañada de las Hazadillas, se ubican diversas instalaciones recreativas y educativas, y se ofrecen múltiples rutas para practicar senderismo y cicloturismo.</text:p>
      <text:p text:style-name="Text_20_body">&lt;<text:span text:style-name="T21">Cañada de las Hazadillas&gt;</text:span></text:p>
      <text:p text:style-name="Text_20_body">La topografía del parque está marcada por grandes pendientes y cumbres llamativas, lo que ofrece una variedad de paisajes, desde terrenos abruptos hasta zonas más suaves. Además, el parque alberga varias cuevas, como la Cueva de los Herreros, en las que se conservan muestras de arte rupestre y fósiles prehistóricos.</text:p>
      <text:p text:style-name="Text_20_body"><text:span text:style-name="Strong_20_Emphasis">Flora y Fauna del Parque</text:span></text:p>
      <text:p text:style-name="Text_20_body">Monte La Sierra presenta una vegetación típica del monte mediterráneo, dominada por especies como encinas, quejigos y enebros, que se mezclan con bosques de pino carrasco y pinaster. Este ecosistema es ideal para diversas especies animales, entre las que destacan la cabra montesa, el jabalí, el zorro, la jineta, el gato montés y el gavilán, entre otras. La fauna del parque es variada, y en sus árboles también habitan ardillas, mientras que aves como el águila perdicera y el azor surcan sus cielos.</text:p>
      <text:p text:style-name="Text_20_body">&lt;<text:span text:style-name="T21">cabra montesa&gt;</text:span></text:p>
      <text:p text:style-name="Text_20_body"><text:span text:style-name="Strong_20_Emphasis">Actividades y Ocio en el Parque</text:span></text:p>
      <text:p text:style-name="Text_20_body">El Parque Periurbano Monte La Sierra está diseñado para ofrecer actividades para todos los gustos. En el centro del parque, en la Cañada de las Hazadillas, se encuentra un Aula de la Naturaleza, un espacio educativo con capacidad para 60 personas que organiza visitas guiadas a los enclaves naturales del parque. Además, en la zona se habilitan áreas recreativas con bancos, mesas, quioscos y barbacoas, permitiendo disfrutar de la naturaleza mientras se realizan actividades al aire libre.</text:p>
      <text:p text:style-name="Text_20_body">Los amantes de la escalada pueden aprovechar las paredes casi verticales de los barrancos para practicar este deporte, ya que el parque cuenta con numerosas rutas de escalada abiertas. También es posible recorrer diversas rutas de senderismo, con niveles de dificultad que van desde fáciles hasta más <text:soft-page-break/>desafiantes. Sin embargo, algunas de las rutas requieren cierta orientación debido a que los caminos no siempre están claramente señalizados.</text:p>
      <text:p text:style-name="Text_20_body">&lt;<text:span text:style-name="T21">imagen del parque si hay gente mejor&gt;</text:span></text:p>
      <text:p text:style-name="Text_20_body"><text:span text:style-name="Strong_20_Emphasis">Patrimonio y Paisaje</text:span></text:p>
      <text:p text:style-name="Text_20_body">El patrimonio natural y paisajístico de Monte La Sierra es valioso no solo por su biodiversidad, sino también por su valor cultural. Los cambios de paisaje, que van desde formaciones rocosas abruptas a suaves colinas, y la presencia de elementos históricos como el dolmen y las cuevas de arte rupestre, enriquecen la experiencia de los visitantes. Este parque ofrece un microcosmos de la naturaleza mediterránea, ideal para quienes buscan escapar del bullicio urbano sin alejarse demasiado de Jaén.</text:p>
      <text:p text:style-name="Text_20_body">&lt;<text:span text:style-name="T21">otra panoramica del parque&gt;</text:span></text:p>
      <text:p text:style-name="P5"><text:span text:style-name="Strong_20_Emphasis">Quejigo del Amo o del Carbón: Monumento Natural de Jaén</text:span></text:p>
      <text:p text:style-name="P9"><text:span text:style-name="Strong_20_Emphasis"><text:span text:style-name="T29">Único en su especie</text:span></text:span></text:p>
      <text:p text:style-name="P47">En el corazón de la Sierra Sur de Jaén, en un rincón apartado pero fascinante, se alza un árbol que ha resistido el paso de los siglos, testigo de la historia y del susurro del viento entre las montañas. El Quejigo del Amo o del Carbón, un ejemplar majestuoso de <text:span text:style-name="Emphasis">Quercus faginea</text:span>, se erige en el municipio de Valdepeñas de Jaén, a unos 1.800 metros de altitud, en un paisaje donde el tiempo parece haberse detenido. </text:p>
      <text:p text:style-name="P47">Con una presencia imponente, este árbol, que ha sido nombrado monumento natural en 2001 por la Junta de Andalucía, no solo es una maravilla botánica, sino también un símbolo de la resistencia de la naturaleza mediterránea.</text:p>
      <text:p text:style-name="Text_20_body">&lt;<text:span text:style-name="T22">imagen del Quejigo del Amo&gt;</text:span></text:p>
      <text:h text:style-name="Heading_20_3" text:outline-level="3">Características Naturales y Paisajísticas</text:h>
      <text:p text:style-name="P47">Alrededor de él, el paisaje se despliega en una danza de montañas que superan los 1.700 metros de altura, creando un entorno rocoso y agreste, digno de la majestuosidad de un árbol como el quejigo. Aquí, la naturaleza se expresa en toda su esencia: un lugar donde las quercíneas, como alcornoques y otros quejigos, se entrelazan con los pinos carrascos y laricios, respirando vida en cada rincón. </text:p>
      <text:p text:style-name="P47">La vegetación que rodea al quejigo es rica y variada, con especies autóctonas como el rosal silvestre (<text:span text:style-name="Emphasis">Rosa canina</text:span>) y el espárrago (<text:span text:style-name="Emphasis">Asparagus acutifolius</text:span>), que aportan sus colores y aromas al aire, mientras el ecosistema se llena de vida. A sus pies, mamíferos como el zorro y el jabalí, y aves rapaces como el águila perdicera, hacen de este paraje su hogar. Es un rincón lleno de historia y biodiversidad.</text:p>
      <text:p text:style-name="P39">&lt;<text:span text:style-name="T22">imagen <text:s/></text:span><text:span text:style-name="Emphasis"><text:span text:style-name="T22">Rosa canina&gt;</text:span></text:span></text:p>
      <text:h text:style-name="Heading_20_3" text:outline-level="3">Flora y Fauna del Monumento Natural</text:h>
      <text:p text:style-name="Text_20_body">Este paisaje no solo es un refugio para el quejigo, sino también para un sinfín de criaturas que, con su presencia, enriquecen la trama natural que lo rodea. El suelo, firme y áspero, acoge una vegetación robusta, donde encinas y alcornoques crecen junto a los quejigos, creando una atmósfera casi mágica. En los cielos, las aves rapaces se desplazan en busca de su presa, mientras el viento acaricia el terreno, susurrando secretos de la fauna que habita en la sombra de los árboles: el jabalí, el zorro, y la cabra montesa, todos guardianes de un equilibrio natural que perdura a través del tiempo.</text:p>
      <text:p text:style-name="Text_20_body">&lt;<text:span text:style-name="T23">imagen zorro&gt;</text:span></text:p>
      <text:h text:style-name="Heading_20_3" text:outline-level="3">Historia y Curiosidades</text:h>
      <text:p text:style-name="Text_20_body">El quejigo del Amo o del Carbón es mucho más que un árbol; es una narración viviente. Con más de 500 años de historia, ha presenciado el paso de generaciones, de cambios y de costumbres. Su tronco, grueso y rugoso, y su copa escasa, nos cuentan la historia de las podas a las que fue sometido en el pasado, cuando se utilizaba su madera para obtener carbón. Un proceso que, con el paso del tiempo, dio forma a su peculiar aspecto. El <text:span text:style-name="Emphasis">carboneo</text:span>, una tradición ancestral, es la razón por la que el quejigo tiene esa silueta única, una huella de la historia de la región que lo hace aún más especial. Hoy, con un <text:soft-page-break/>perímetro que supera los 12 metros, este árbol sigue siendo uno de los más grandes de Andalucía, su sombra un refugio capaz de albergar a más de 200 personas, una invitación a la calma y la reflexión.</text:p>
      <text:p text:style-name="Text_20_body">Su nombre, "Quejigo del Amo", también tiene una historia peculiar. En tiempos pasados, su dueño proclamaba con orgullo que el árbol le pertenecía, de ahí que naciera este nombre que, con el tiempo, ha quedado grabado en el imaginario colectivo. A lo largo de los años, el quejigo ha sido parte de historias literarias, como las de Antonio Gala, quien lo inmortalizó en su obra <text:span text:style-name="Emphasis">El Imposible Olvido</text:span>, dándole un lugar especial en la memoria de quienes lo descubren.</text:p>
      <text:p text:style-name="Text_20_body">&lt;<text:span text:style-name="T23">primer plano del quejigo&gt;</text:span></text:p>
      <text:h text:style-name="Heading_20_3" text:outline-level="3">Accesibilidad y Rutas</text:h>
      <text:p text:style-name="Text_20_body">El Quejigo del Amo o del Carbón no solo es un árbol, es un destino. Un lugar donde los senderistas se adentran para vivir una experiencia única, en una ruta que serpentea por la Sierra Sur, llevando a los caminantes a descubrir los secretos de estos quejigos centenarios. Aunque se encuentra en una finca privada, su acceso está permitido dentro de un recorrido especialmente diseñado para mostrar la magnificencia de este monumento natural. Es un lugar que invita a detenerse, respirar y contemplar, un punto de encuentro entre el hombre y la naturaleza, entre lo antiguo y lo eterno.</text:p>
      <text:p text:style-name="Text_20_body">&lt;<text:span text:style-name="T23">imagen ruta quejigo o camino&lt;</text:span></text:p>
      <text:h text:style-name="Heading_20_3" text:outline-level="3">Patrimonio Natural y Paisajístico</text:h>
      <text:p text:style-name="P48">El Quejigo del Amo o del Carbón es mucho más que un árbol centenario; es un guardián de la historia, de las tradiciones de la tierra, y un símbolo de la riqueza natural de Jaén. Su antigüedad y su forma única lo convierten en un patrimonio vivo, que habla de la evolución del paisaje mediterráneo y de las manos que han trabajado la tierra durante siglos. En este árbol se encuentran los ecos del pasado, las huellas de las antiguas costumbres, y la belleza de un entorno que sigue siendo un refugio para la biodiversidad. </text:p>
      <text:p text:style-name="P48">Para aquellos que buscan un rincón donde la naturaleza se muestra en su máxima expresión, el Quejigo del Amo es un recordatorio de la grandeza del mundo natural, de su capacidad para resistir y prosperar, y de la importancia de proteger lo que nos conecta con lo más profundo de la Tierra. &lt;<text:span text:style-name="T23">panoramica del quejigo&gt;</text:span></text:p>
      <text:p text:style-name="P7"/>
      <text:p text:style-name="P5"><text:span text:style-name="Strong_20_Emphasis">El Parque Natural de Sierra Mágina: Un Refugio de Biodiversidad y Tradición</text:span></text:p>
      <text:p text:style-name="P49">Paraíso protegido en Andalucía</text:p>
      <text:p text:style-name="Text_20_body">Ubicado en el corazón de la provincia de Jaén, en el sur de Andalucía, el Parque Natural de Sierra Mágina se erige como un tesoro natural que alberga una gran variedad de paisajes, fauna y flora. Con una extensión de casi 20,000 hectáreas, este parque fue declarado como tal en 1989 y ha sido protegido bajo diversas leyes, destacando su inclusión en el Inventario de Espacios Naturales Protegidos de Andalucía y su clasificación como Zona Especial de Conservación (ZEC) en 2012. Hoy, es un santuario para aquellos que buscan escapar del bullicio urbano y adentrarse en un entorno de serenidad y belleza única.</text:p>
      <text:p text:style-name="Text_20_body">&lt;<text:span text:style-name="T23">imagen panoramica Sierra Mágina&gt;</text:span></text:p>
      <text:h text:style-name="Heading_20_3" text:outline-level="3">Un Paisaje Esculpido por la Historia Geológica</text:h>
      <text:p text:style-name="Text_20_body">La orografía de Sierra Mágina es una de las más singulares de la Cordillera Subbética, caracterizada por sus altitudes que oscilan entre los 600 metros sobre el nivel del mar en el río Cuadros y los impresionantes 2,167 metros del Pico Mágina, la cumbre más alta del parque. La sierra es un modelo de geología caliza, repleta de formaciones geomorfológicas fascinantes como pliegues, fallas y dolinas que narran la historia de un territorio modelado por milenios de actividad tectónica.</text:p>
      <text:p text:style-name="Text_20_body">El paisaje que hoy vemos es el resultado de la convergencia de factores naturales, desde la influencia de los frentes borrascosos atlánticos, que traen lluvias y humedad, hasta la presencia de formaciones rocosas que dan lugar a abundantes fuentes, arroyos y ríos que serpentean por sus barrancos. Este es un lugar donde el agua se filtra a través de las capas de roca caliza y emerge en manantiales y riachuelos, creando un entorno natural que sorprende a quienes se aventuran a explorarlo.</text:p>
      <text:p text:style-name="Text_20_body">&lt;<text:span text:style-name="T23">plano mas cercano sierra magina&gt;</text:span></text:p>
      <text:h text:style-name="Heading_20_3" text:outline-level="3">Un Edén de Biodiversidad</text:h>
      <text:p text:style-name="Text_20_body">La riqueza biológica del parque es asombrosa. Desde los bosques de pino y encinas que cubren las laderas más bajas hasta los endemismos que salpican sus cumbres más altas, Sierra Mágina ofrece una diversidad de ecosistemas que cambian según la altitud. En sus valles, los adelfales se extienden a lo largo de los ríos, creando un paisaje único donde las plantas se entrelazan con el agua. Este entorno alberga especies tanto de flora como de fauna de gran valor ecológico.</text:p>
      <text:p text:style-name="Text_20_body">Entre las especies vegetales más destacadas se encuentran el pino carrasco, el lentisco y los árboles de ribera como el chopo, cuyas raíces se aferran a la tierra y el agua. También se encuentran plantas endémicas, como <text:span text:style-name="Emphasis">Jurinea fontqueri</text:span> y <text:span text:style-name="Emphasis">Helianthemum frigidarium</text:span>, que solo crecen en estas tierras y contribuyen al carácter único de la flora de Sierra Mágina.</text:p>
      <text:p text:style-name="P40">&lt; <text:span text:style-name="Emphasis">Jurinea fontqueri&gt;</text:span></text:p>
      <text:p text:style-name="Text_20_body">La fauna es igualmente fascinante. Sierra Mágina es hogar de una población destacada de cabras montesas, zorros, ardillas y jabalíes, que comparten el espacio con una impresionante variedad de rapaces. Entre ellas, se destacan el águila real, el águila de Bonelli y el buitre leonado, que sobrevuelan <text:soft-page-break/>las cumbres y barrancos en busca de alimento. La presencia del quebrantahuesos es también una joya para los ornitólogos, al igual que las poblaciones de aves migratorias que pasan por el parque.&lt;<text:span text:style-name="T23">jabali&gt;</text:span></text:p>
      <text:h text:style-name="Heading_20_3" text:outline-level="3">Un Refugio para los Amantes del Senderismo y el Turismo</text:h>
      <text:p text:style-name="Text_20_body">Además de su biodiversidad, Sierra Mágina es un destino perfecto para los amantes de la naturaleza y el turismo activo. El parque ofrece diversas rutas de senderismo que permiten descubrir sus paisajes más impresionantes. Desde el sendero de la Fuenmayor, que recorre el área recreativa situada en un entorno de chopos y encinas, hasta las rutas de alta montaña que conducen a los picos más altos del parque, como el Pico Mágina o el Cerro Cárceles, hay opciones para todos los niveles de dificultad.</text:p>
      <text:p text:style-name="Text_20_body">El senderismo no es la única actividad que se puede disfrutar en este paraíso natural. Los entusiastas de la escalada, el trail running, el ciclismo de montaña y la espeleología encontrarán en Sierra Mágina un terreno ideal para practicar sus deportes preferidos. Además, la oferta de turismo rural se ve complementada con visitas a los antiguos molinos de agua y las construcciones en piedra seca que aún se mantienen en algunos de los pueblos cercanos, como el caso de Los Caracoles, en Jimena, un claro ejemplo de la arquitectura tradicional de la región.</text:p>
      <text:p text:style-name="Text_20_body">&lt;<text:span text:style-name="T23">senderismo Sierra Mágina&gt;</text:span></text:p>
      <text:h text:style-name="Heading_20_3" text:outline-level="3">Un Patrimonio Etnológico que Resiste al Tiempo</text:h>
      <text:p text:style-name="Text_20_body">Sierra Mágina no solo es rica en biodiversidad, sino también en patrimonio histórico y cultural. A lo largo de los siglos, la gente que ha habitado este paisaje ha dejado su huella, tanto en el uso del territorio como en las construcciones que se pueden ver hoy en día. Las antiguas acequias, los lavaderos y los molinos de agua son testigos de una forma de vida basada en la agricultura y la ganadería, adaptada a las condiciones de la montaña.</text:p>
      <text:p text:style-name="Text_20_body">Uno de los tesoros etnológicos más impresionantes de Sierra Mágina son las construcciones en piedra seca, como las de Los Caracoles, donde las piedras, moldeadas por las manos de los artesanos locales, aún se utilizan para diversos fines, desde prensas de aceituna hasta suelos de molinos. Estas estructuras sencillas pero funcionales representan una forma de vida que ha sabido convivir en armonía con la naturaleza durante generaciones.</text:p>
      <text:p text:style-name="Text_20_body">&lt;<text:span text:style-name="T23">imagen los caracoles&gt;</text:span></text:p>
      <text:h text:style-name="Heading_20_3" text:outline-level="3">Un Futuro Sostenible para Sierra Mágina</text:h>
      <text:p text:style-name="Text_20_body">El Parque Natural de Sierra Mágina es un ejemplo de cómo la conservación de los espacios naturales puede ir de la mano con el desarrollo sostenible. A través del II Plan de Desarrollo Sostenible y el Programa Operativo Horizonte 2020, se busca mantener la biodiversidad, promover el ecoturismo y asegurar que las generaciones futuras puedan disfrutar de este valioso espacio natural. La gestión responsable de los recursos y la sensibilización ambiental son claves para el futuro de esta joya natural.</text:p>
      <text:p text:style-name="Text_20_body">Así, Sierra Mágina no solo es un refugio para la biodiversidad, sino también un lugar donde el ser humano puede reconectar con la naturaleza y comprender la importancia de preservar estos espacios únicos que son patrimonio de todos. Con sus paisajes imponentes, su flora y fauna diversa, y su rica <text:soft-page-break/>historia cultural, Sierra Mágina es, sin duda, uno de los parques naturales más emblemáticos de Andalucía.</text:p>
      <text:p text:style-name="P8">&lt;<text:span text:style-name="T23">panoramica Sierra Magina&gt;</text:span></text:p>
      <text:p text:style-name="P6"/>
      <text:p text:style-name="P31"><text:span text:style-name="Strong_20_Emphasis">El Monumento Natural Pinar de Cánavas: Un Bosque Centenario de Maravillas Naturales</text:span></text:p>
      <text:p text:style-name="Text_20_body">En el norte de la provincia de Jaén, en el Parque Natural de Sierra Mágina, se encuentra un enclave único que cautiva por su antigüedad y majestuosidad: el Monumento Natural Pinar de Cánavas. Este paraje, que abarca cinco hectáreas de terreno, es un ejemplo claro de lo que significa la preservación de la naturaleza en su forma más pura. Declarado como Monumento Natural en 2001 por la Junta de Andalucía, este espacio también forma parte de la Zona Especial de Conservación (ZEC) y la Zona de Especial Protección de las Aves (ZEPA), lo que subraya su relevancia tanto ecológica como ambiental.</text:p>
      <text:p text:style-name="P41">&lt;imagen <text:span text:style-name="T16"><text:s/></text:span><text:span text:style-name="Strong_20_Emphasis"><text:span text:style-name="T17">Pinar de Cánavas</text:span></text:span><text:span text:style-name="Strong_20_Emphasis"><text:span text:style-name="T7">&gt;</text:span></text:span></text:p>
      <text:p text:style-name="Text_20_body"><text:span text:style-name="Strong_20_Emphasis">Un Bosque de Longevidades</text:span></text:p>
      <text:p text:style-name="Text_20_body">El Pinar de Cánavas es, ante todo, un lugar donde la historia de la naturaleza se puede leer a través de los árboles. Su principal protagonista es el pino carrasco, cuyos ejemplares centenarios dominan el paisaje. Algunos de estos pinos alcanzan hasta 250 años de vida, y su majestuosidad es un testamento de la resistencia y fortaleza de la naturaleza. El bosque alberga alrededor de 120 pinos, todos con una edad media superior a los 200 años, lo que lo convierte en uno de los pinares más antiguos de la región.</text:p>
      <text:p text:style-name="Text_20_body">Este ecosistema forestal se distingue por sus árboles con copas redondeadas que se asemejan a parasoles, una particularidad que da un toque especial al paisaje. A diferencia de los pinares jóvenes con troncos rectos y copas puntiagudas, el Pinar de Cánavas ofrece un panorama de árboles robustos, algunos alcanzando hasta 20 metros de altura, lo que convierte al bosque en un escenario perfecto para la observación y estudio del paso del tiempo en la naturaleza.</text:p>
      <text:p text:style-name="Text_20_body">&lt;<text:span text:style-name="T24">bosque pinar canavas&gt;</text:span></text:p>
      <text:p text:style-name="Text_20_body"><text:span text:style-name="Strong_20_Emphasis">Un Refugio de Biodiversidad</text:span></text:p>
      <text:p text:style-name="Text_20_body">El Pinar de Cánavas no solo es un refugio para los árboles, sino también para una gran diversidad de flora y fauna. El bosque se encuentra en un lugar privilegiado que ofrece hábitats adecuados para especies de aves como el águila perdicera y la paloma torcaz, que hacen de los pinos más altos y frondosos su hogar. Además, la vegetación del entorno, como el majuelo, el rosal silvestre, la retama y el torvisco, complementan este paraíso natural.</text:p>
      <text:p text:style-name="Text_20_body">&lt;<text:span text:style-name="T24">aguila perdicera&gt;</text:span></text:p>
      <text:p text:style-name="Text_20_body">A pesar de la intervención humana a lo largo de los siglos, como las actividades de pastoreo, el Pinar de Cánavas ha logrado mantenerse en un estado de conservación excepcional, lo que le permite ofrecer una visión casi intacta de lo que debe haber sido el paisaje forestal en tiempos pasados.</text:p>
      <text:p text:style-name="Text_20_body"><text:span text:style-name="Strong_20_Emphasis">Un Sendero que Conduce al Corazón del Bosque</text:span></text:p>
      <text:p text:style-name="Text_20_body">El Monumento Natural Pinar de Cánavas es también un lugar de acceso para aquellos que desean disfrutar de un contacto cercano con la naturaleza a través del senderismo. Un sendero señalizado recorre el bosque, ofreciendo a los visitantes la oportunidad de explorar este impresionante paraje. La ruta, que conecta la Ermita de la Virgen de Cánava con el paraje de Los Caracoles, es circular y <text:soft-page-break/>atraviesa algunos de los puntos más bellos del entorno, como la cueva de la Graja, famosa por sus pinturas rupestres.</text:p>
      <text:p text:style-name="Text_20_body">&lt;<text:span text:style-name="T24">ermita de la virgen de canava&gt;</text:span></text:p>
      <text:p text:style-name="Text_20_body">A lo largo del recorrido, los excursionistas se adentran en el paraje de Los Caracoles, donde las antiguas construcciones en seco de chozos de piedra recuerdan las actividades de los canteros de antaño. También pueden disfrutar de las vistas panorámicas de la Sierra Mágina, que se extiende ante ellos, mostrando la magnificencia del paisaje montañoso y los pueblos cercanos, como Jimena.</text:p>
      <text:p text:style-name="Text_20_body"><text:span text:style-name="Strong_20_Emphasis">Un Monumento Natural para el Futuro</text:span></text:p>
      <text:p text:style-name="Text_20_body">El Pinar de Cánavas no solo es un lugar para admirar en el presente, sino un legado para las generaciones venideras. Su conservación, al igual que la de otros espacios naturales de la región, es fundamental para preservar la biodiversidad y la riqueza ecológica de Andalucía. Al caminar por sus senderos y contemplar sus pinos centenarios, el visitante no solo se sumerge en un paisaje de extraordinaria belleza, sino que también se conecta con la historia de la naturaleza misma, entendiendo el valor de conservar estos monumentos naturales que son patrimonio de todos.</text:p>
      <text:p text:style-name="Text_20_body">Con su impresionante biodiversidad, su legado histórico y su capacidad para inspirar a quienes lo visitan, el Monumento Natural Pinar de Cánavas se erige como un verdadero tesoro de la naturaleza, digno de admiración y protección.</text:p>
      <text:p text:style-name="Text_20_body">&lt;<text:span text:style-name="T24">sendero pinar canavas&gt;</text:span></text:p>
      <text:p text:style-name="P64"><text:s/></text:p>
      <text:h text:style-name="P52" text:outline-level="3">Castillo de Santa Catalina: Historia y Naturaleza en Armonía</text:h>
      <text:p text:style-name="Text_20_body">En lo alto del cerro de Santa Catalina, a 820 metros sobre el nivel del mar, se alza el Castillo de Santa Catalina, una joya histórica que combina arquitectura medieval y un entorno natural privilegiado. Desde esta fortaleza, situada en una estribación de la Sierra de Jabalcuz, se disfruta de vistas impresionantes de la ciudad de Jaén, los extensos olivares que la rodean y las montañas circundantes.</text:p>
      <text:p text:style-name="Text_20_body">Este castillo, junto con el Alcázar Viejo y el Abrehuí, forma parte del recinto defensivo conocido como el Castillo de Jaén. Su nombre proviene de la capilla de Santa Catalina de Alejandría, una construcción gótica del siglo XIII, que rinde homenaje a la patrona de la ciudad.</text:p>
      <text:h text:style-name="Heading_20_4" text:outline-level="4">Historia y Cultura</text:h>
      <text:p text:style-name="Text_20_body">El cerro de Santa Catalina ha sido testigo del paso de numerosas civilizaciones. Desde los íberos, que construyeron los primeros elementos defensivos, hasta los musulmanes que reforzaron el recinto durante los siglos XII y XIII, y los castellanos, que lo reconstruyeron tras la conquista de Fernando III en 1246. Cada etapa histórica ha dejado su huella en este imponente monumento.</text:p>
      <text:p text:style-name="Text_20_body">Durante la ocupación napoleónica, el castillo fue modificado para albergar un polvorín y cuarteles militares. Aunque sufrió daños significativos, su esencia perdura, y hoy en día es un símbolo de resistencia y evolución.</text:p>
      <text:h text:style-name="Heading_20_4" text:outline-level="4">Naturaleza y Paisaje</text:h>
      <text:p text:style-name="Text_20_body">Rodeado de un entorno natural único, el cerro de Santa Catalina es un punto de encuentro entre historia y naturaleza. Desde su cima, el visitante puede disfrutar de un paisaje que abarca los olivares característicos de Jaén y las estribaciones montañosas de la Sierra Sur. Esta ubicación privilegiada no solo lo convierte en un lugar estratégico desde tiempos antiguos, sino también en un enclave perfecto para los amantes del senderismo y la fotografía.</text:p>
      <text:p text:style-name="Text_20_body">El entorno del castillo es ideal para realizar rutas que combinan cultura e historia con el disfrute de la naturaleza. Además, en el día de Santa Catalina (25 de noviembre), es tradición subir al cerro para disfrutar de una jornada festiva, que incluye la típica degustación de sardinas asadas.</text:p>
      <text:h text:style-name="Heading_20_4" text:outline-level="4">Experiencia Turística</text:h>
      <text:p text:style-name="Text_20_body">Hoy en día, el Castillo de Santa Catalina es un espacio cultural y turístico que ofrece al visitante una experiencia inmersiva. A través de exposiciones, audiovisuales y espacios interactivos, es posible conocer la historia del cerro y de las civilizaciones que lo habitaron.</text:p>
      <text:p text:style-name="Text_20_body">En el patio de armas y las diferentes torres, se pueden apreciar los detalles arquitectónicos que cuentan historias de batallas, ocupaciones y transformaciones. Destaca la Torre del Homenaje, con sus bóvedas ojivales y vistas panorámicas, y la Torre de la Vela, que ofrece representaciones virtuales de la fortaleza durante la ocupación francesa.</text:p>
      <text:h text:style-name="Heading_20_4" text:outline-level="4">La Cruz de Santa Catalina</text:h>
      <text:p text:style-name="Text_20_body">A poca distancia del castillo, en el punto más alto del cerro, se encuentra la icónica Cruz de Santa Catalina. Este monumento, que rememora la cruz original erigida por Fernando III tras la conquista <text:soft-page-break/>cristiana, es un símbolo de Jaén y un lugar ideal para contemplar el amanecer o el atardecer, rodeado de la serenidad de la naturaleza.</text:p>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1:47:05.106000000</meta:creation-date>
    <dc:date>2025-01-13T21:00:00.776000000</dc:date>
    <meta:editing-duration>PT7H49M6S</meta:editing-duration>
    <meta:editing-cycles>25</meta:editing-cycles>
    <meta:generator>LibreOffice/24.2.2.2$Windows_X86_64 LibreOffice_project/d56cc158d8a96260b836f100ef4b4ef25d6f1a01</meta:generator>
    <meta:document-statistic meta:table-count="0" meta:image-count="10" meta:object-count="0" meta:page-count="43" meta:paragraph-count="459" meta:word-count="12514" meta:character-count="75555" meta:non-whitespace-character-count="63492"/>
  </office:meta>
</office:document-meta>
</file>